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3">
      <style:paragraph-properties fo:break-before="auto" fo:line-height="115%" fo:margin-top="0.494cm" style:writing-mode="lr-tb"/>
    </style:style>
    <style:style style:name="T4_1" style:family="text">
      <style:text-properties fo:color="#333333" fo:font-size="13pt" style:font-size-asian="13pt" style:font-size-complex="13pt" fo:font-weight="bold" style:font-weight-asian="bold" style:font-weight-complex="bold"/>
    </style:style>
    <style:style style:name="T4_2" style:family="text">
      <style:text-properties fo:color="#333333" fo:font-size="13pt" style:font-size-asian="13pt" style:font-size-complex="13pt" fo:font-weight="bold" style:font-weight-asian="bold" style:font-weight-complex="bold"/>
    </style:style>
    <style:style style:name="T4_3" style:family="text">
      <style:text-properties fo:color="#333333" fo:font-size="13pt" style:font-size-asian="13pt" style:font-size-complex="13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color="#333333"/>
    </style:style>
    <style:style style:name="T5_2" style:family="text">
      <style:text-properties fo:color="#333333"/>
    </style:style>
    <style:style style:name="T5_3" style:family="text">
      <style:text-properties fo:color="#333333"/>
    </style:style>
    <style:style style:name="T5_4" style:family="text">
      <style:text-properties fo:color="#333333"/>
    </style:style>
    <style:style style:name="T5_5" style:family="text">
      <style:text-properties fo:color="#333333"/>
    </style:style>
    <style:style style:name="T5_6" style:family="text">
      <style:text-properties fo:color="#333333"/>
    </style:style>
    <style:style style:name="T5_7" style:family="text">
      <style:text-properties fo:color="#333333"/>
    </style:style>
    <style:style style:name="T5_8" style:family="text">
      <style:text-properties fo:color="#333333"/>
    </style:style>
    <style:style style:name="T5_9" style:family="text">
      <style:text-properties fo:color="#333333"/>
    </style:style>
    <style:style style:name="T5_10" style:family="text">
      <style:text-properties fo:color="#333333"/>
    </style:style>
    <style:style style:name="T5_11" style:family="text">
      <style:text-properties fo:color="#333333"/>
    </style:style>
    <style:style style:name="T5_12" style:family="text">
      <style:text-properties fo:color="#333333"/>
    </style:style>
    <style:style style:name="T5_13" style:family="text">
      <style:text-properties fo:color="#333333"/>
    </style:style>
    <style:style style:name="T5_14" style:family="text">
      <style:text-properties fo:color="#333333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eeeeee" fo:color="#666666"/>
    </style:style>
    <style:style style:name="T6_2" style:family="text">
      <style:text-properties fo:background-color="#eeeeee" fo:color="#666666"/>
    </style:style>
    <style:style style:name="T6_3" style:family="text">
      <style:text-properties fo:background-color="#eeeeee" fo:color="#666666"/>
    </style:style>
    <style:style style:name="T6_4" style:family="text">
      <style:text-properties fo:background-color="#eeeeee" fo:color="#666666"/>
    </style:style>
    <style:style style:name="T6_5" style:family="text">
      <style:text-properties fo:background-color="#eeeeee" fo:color="#666666"/>
    </style:style>
    <style:style style:name="T6_6" style:family="text">
      <style:text-properties fo:background-color="#eeeeee" fo:color="#666666"/>
    </style:style>
    <style:style style:name="T6_7" style:family="text">
      <style:text-properties fo:background-color="#eeeeee" fo:color="#666666"/>
    </style:style>
    <style:style style:name="T6_8" style:family="text">
      <style:text-properties fo:background-color="#eeeeee" fo:color="#666666"/>
    </style:style>
    <style:style style:name="T6_9" style:family="text">
      <style:text-properties fo:background-color="#eeeeee" fo:color="#666666"/>
    </style:style>
    <style:style style:name="T6_10" style:family="text">
      <style:text-properties fo:background-color="#eeeeee" fo:color="#666666"/>
    </style:style>
    <style:style style:name="T6_11" style:family="text">
      <style:text-properties fo:background-color="#eeeeee" fo:color="#666666"/>
    </style:style>
    <style:style style:name="T6_12" style:family="text">
      <style:text-properties fo:background-color="#eeeeee" fo:color="#666666"/>
    </style:style>
    <style:style style:name="T6_13" style:family="text">
      <style:text-properties fo:background-color="#eeeeee" fo:color="#666666"/>
    </style:style>
    <style:style style:name="T6_14" style:family="text">
      <style:text-properties fo:background-color="#eeeeee" fo:color="#666666"/>
    </style:style>
    <style:style style:name="T6_15" style:family="text">
      <style:text-properties fo:background-color="#eeeeee" fo:color="#666666"/>
    </style:style>
    <style:style style:name="T6_16" style:family="text">
      <style:text-properties fo:background-color="#eeeeee" fo:color="#666666"/>
    </style:style>
    <style:style style:name="T6_17" style:family="text">
      <style:text-properties fo:background-color="#eeeeee" fo:color="#666666"/>
    </style:style>
    <style:style style:name="T6_18" style:family="text">
      <style:text-properties fo:background-color="#eeeeee" fo:color="#666666"/>
    </style:style>
    <style:style style:name="T6_19" style:family="text">
      <style:text-properties fo:background-color="#eeeeee" fo:color="#666666"/>
    </style:style>
    <style:style style:name="T6_20" style:family="text">
      <style:text-properties fo:background-color="#eeeeee" fo:color="#666666"/>
    </style:style>
    <style:style style:name="T6_21" style:family="text">
      <style:text-properties fo:background-color="#eeeeee" fo:color="#666666"/>
    </style:style>
    <style:style style:name="T6_22" style:family="text">
      <style:text-properties fo:background-color="#eeeeee" fo:color="#666666"/>
    </style:style>
    <style:style style:name="T6_23" style:family="text">
      <style:text-properties fo:background-color="#eeeeee" fo:color="#666666"/>
    </style:style>
    <style:style style:name="T6_24" style:family="text">
      <style:text-properties fo:background-color="#eeeeee" fo:color="#666666"/>
    </style:style>
    <style:style style:name="T6_25" style:family="text">
      <style:text-properties fo:background-color="#eeeeee" fo:color="#666666"/>
    </style:style>
    <style:style style:name="T6_26" style:family="text">
      <style:text-properties fo:background-color="#eeeeee" fo:color="#666666"/>
    </style:style>
    <style:style style:name="T6_27" style:family="text">
      <style:text-properties fo:background-color="#eeeeee" fo:color="#666666"/>
    </style:style>
    <style:style style:name="T6_28" style:family="text">
      <style:text-properties fo:background-color="#eeeeee" fo:color="#666666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333333"/>
    </style:style>
    <style:style style:name="T7_2" style:family="text">
      <style:text-properties fo:color="#333333"/>
    </style:style>
    <style:style style:name="T7_3" style:family="text">
      <style:text-properties fo:color="#333333"/>
    </style:style>
    <style:style style:name="T7_4" style:family="text">
      <style:text-properties fo:color="#333333"/>
    </style:style>
    <style:style style:name="T7_5" style:family="text">
      <style:text-properties fo:color="#333333"/>
    </style:style>
    <style:style style:name="T7_6" style:family="text">
      <style:text-properties fo:color="#333333"/>
    </style:style>
    <style:style style:name="T7_7" style:family="text">
      <style:text-properties fo:color="#333333"/>
    </style:style>
    <style:style style:name="T7_8" style:family="text">
      <style:text-properties fo:color="#333333"/>
    </style:style>
    <style:style style:name="T7_9" style:family="text">
      <style:text-properties fo:color="#333333"/>
    </style:style>
    <style:style style:name="T7_10" style:family="text">
      <style:text-properties fo:color="#333333"/>
    </style:style>
    <style:style style:name="T7_11" style:family="text">
      <style:text-properties fo:color="#333333"/>
    </style:style>
    <style:style style:name="T7_12" style:family="text">
      <style:text-properties fo:color="#333333"/>
    </style:style>
    <style:style style:name="T7_13" style:family="text">
      <style:text-properties fo:color="#333333"/>
    </style:style>
    <style:style style:name="T7_14" style:family="text">
      <style:text-properties fo:color="#333333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eeeeee" fo:color="#666666"/>
    </style:style>
    <style:style style:name="T8_2" style:family="text">
      <style:text-properties fo:background-color="#eeeeee" fo:color="#666666"/>
    </style:style>
    <style:style style:name="T8_3" style:family="text">
      <style:text-properties fo:background-color="#eeeeee" fo:color="#666666"/>
    </style:style>
    <style:style style:name="T8_4" style:family="text">
      <style:text-properties fo:background-color="#eeeeee" fo:color="#666666"/>
    </style:style>
    <style:style style:name="T8_5" style:family="text">
      <style:text-properties fo:background-color="#eeeeee" fo:color="#666666"/>
    </style:style>
    <style:style style:name="T8_6" style:family="text">
      <style:text-properties fo:background-color="#eeeeee" fo:color="#666666"/>
    </style:style>
    <style:style style:name="T8_7" style:family="text">
      <style:text-properties fo:background-color="#eeeeee" fo:color="#666666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color="#333333"/>
    </style:style>
    <style:style style:name="T9_2" style:family="text">
      <style:text-properties fo:color="#333333"/>
    </style:style>
    <style:style style:name="T9_3" style:family="text">
      <style:text-properties fo:color="#333333"/>
    </style:style>
    <style:style style:name="T9_4" style:family="text">
      <style:text-properties fo:color="#333333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eeeeee" fo:color="#666666"/>
    </style:style>
    <style:style style:name="T10_2" style:family="text">
      <style:text-properties fo:background-color="#eeeeee" fo:color="#666666"/>
    </style:style>
    <style:style style:name="T10_3" style:family="text">
      <style:text-properties fo:background-color="#eeeeee" fo:color="#666666"/>
    </style:style>
    <style:style style:name="T10_4" style:family="text">
      <style:text-properties fo:background-color="#eeeeee" fo:color="#666666"/>
    </style:style>
    <style:style style:name="T10_5" style:family="text">
      <style:text-properties fo:background-color="#eeeeee" fo:color="#666666"/>
    </style:style>
    <style:style style:name="T10_6" style:family="text">
      <style:text-properties fo:background-color="#eeeeee" fo:color="#666666"/>
    </style:style>
    <style:style style:name="T10_7" style:family="text">
      <style:text-properties fo:background-color="#eeeeee" fo:color="#666666"/>
    </style:style>
    <style:style style:name="T10_8" style:family="text">
      <style:text-properties fo:background-color="#eeeeee" fo:color="#666666"/>
    </style:style>
    <style:style style:name="T10_9" style:family="text">
      <style:text-properties fo:background-color="#eeeeee" fo:color="#666666"/>
    </style:style>
    <style:style style:name="T10_10" style:family="text">
      <style:text-properties fo:background-color="#eeeeee" fo:color="#666666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color="#333333"/>
    </style:style>
    <style:style style:name="T11_2" style:family="text">
      <style:text-properties fo:color="#333333"/>
    </style:style>
    <style:style style:name="T11_3" style:family="text">
      <style:text-properties fo:color="#333333"/>
    </style:style>
    <style:style style:name="T11_4" style:family="text">
      <style:text-properties fo:color="#333333"/>
    </style:style>
    <style:style style:name="T11_5" style:family="text">
      <style:text-properties fo:color="#333333"/>
    </style:style>
    <style:style style:name="T11_6" style:family="text">
      <style:text-properties fo:color="#333333"/>
    </style:style>
    <style:style style:name="T11_7" style:family="text">
      <style:text-properties fo:color="#333333"/>
    </style:style>
    <style:style style:name="T11_8" style:family="text">
      <style:text-properties fo:color="#333333"/>
    </style:style>
    <style:style style:name="T11_9" style:family="text">
      <style:text-properties fo:color="#333333"/>
    </style:style>
    <style:style style:name="T11_10" style:family="text">
      <style:text-properties fo:color="#333333"/>
    </style:style>
    <style:style style:name="T11_11" style:family="text">
      <style:text-properties fo:color="#333333"/>
    </style:style>
    <style:style style:name="T11_12" style:family="text">
      <style:text-properties fo:color="#333333"/>
    </style:style>
    <style:style style:name="T11_13" style:family="text">
      <style:text-properties fo:color="#333333"/>
    </style:style>
    <style:style style:name="T11_14" style:family="text">
      <style:text-properties fo:color="#333333"/>
    </style:style>
    <style:style style:name="T11_15" style:family="text">
      <style:text-properties fo:color="#333333"/>
    </style:style>
    <style:style style:name="T11_16" style:family="text">
      <style:text-properties fo:color="#333333"/>
    </style:style>
    <style:style style:name="T11_17" style:family="text">
      <style:text-properties fo:color="#333333"/>
    </style:style>
    <style:style style:name="T11_18" style:family="text">
      <style:text-properties fo:color="#333333"/>
    </style:style>
    <style:style style:name="T11_19" style:family="text">
      <style:text-properties fo:color="#333333"/>
    </style:style>
    <style:style style:name="T11_20" style:family="text">
      <style:text-properties fo:color="#333333"/>
    </style:style>
    <style:style style:name="T11_21" style:family="text">
      <style:text-properties fo:color="#333333"/>
    </style:style>
    <style:style style:name="T11_22" style:family="text">
      <style:text-properties fo:color="#333333"/>
    </style:style>
    <style:style style:name="T11_23" style:family="text">
      <style:text-properties fo:color="#333333"/>
    </style:style>
    <style:style style:name="T11_24" style:family="text">
      <style:text-properties fo:color="#333333"/>
    </style:style>
    <style:style style:name="T11_25" style:family="text">
      <style:text-properties fo:color="#333333"/>
    </style:style>
    <style:style style:name="T11_26" style:family="text">
      <style:text-properties fo:color="#333333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eeeeee" fo:color="#666666"/>
    </style:style>
    <style:style style:name="T12_2" style:family="text">
      <style:text-properties fo:background-color="#eeeeee" fo:color="#666666"/>
    </style:style>
    <style:style style:name="T12_3" style:family="text">
      <style:text-properties fo:background-color="#eeeeee" fo:color="#666666"/>
    </style:style>
    <style:style style:name="T12_4" style:family="text">
      <style:text-properties fo:background-color="#eeeeee" fo:color="#666666"/>
    </style:style>
    <style:style style:name="T12_5" style:family="text">
      <style:text-properties fo:background-color="#eeeeee" fo:color="#666666"/>
    </style:style>
    <style:style style:name="T12_6" style:family="text">
      <style:text-properties fo:background-color="#eeeeee" fo:color="#666666"/>
    </style:style>
    <style:style style:name="T12_7" style:family="text">
      <style:text-properties fo:background-color="#eeeeee" fo:color="#666666"/>
    </style:style>
    <style:style style:name="T12_8" style:family="text">
      <style:text-properties fo:background-color="#eeeeee" fo:color="#666666"/>
    </style:style>
    <style:style style:name="T12_9" style:family="text">
      <style:text-properties fo:background-color="#eeeeee" fo:color="#666666"/>
    </style:style>
    <style:style style:name="T12_10" style:family="text">
      <style:text-properties fo:background-color="#eeeeee" fo:color="#666666"/>
    </style:style>
    <style:style style:name="T12_11" style:family="text">
      <style:text-properties fo:background-color="#eeeeee" fo:color="#666666"/>
    </style:style>
    <style:style style:name="T12_12" style:family="text">
      <style:text-properties fo:background-color="#eeeeee" fo:color="#666666"/>
    </style:style>
    <style:style style:name="T12_13" style:family="text">
      <style:text-properties fo:background-color="#eeeeee" fo:color="#666666"/>
    </style:style>
    <style:style style:name="T12_14" style:family="text">
      <style:text-properties fo:background-color="#eeeeee" fo:color="#666666"/>
    </style:style>
    <style:style style:name="T12_15" style:family="text">
      <style:text-properties fo:background-color="#eeeeee" fo:color="#666666"/>
    </style:style>
    <style:style style:name="T12_16" style:family="text">
      <style:text-properties fo:background-color="#eeeeee" fo:color="#666666"/>
    </style:style>
    <style:style style:name="T12_17" style:family="text">
      <style:text-properties fo:background-color="#eeeeee" fo:color="#666666"/>
    </style:style>
    <style:style style:name="T12_18" style:family="text">
      <style:text-properties fo:background-color="#eeeeee" fo:color="#666666"/>
    </style:style>
    <style:style style:name="T12_19" style:family="text">
      <style:text-properties fo:background-color="#eeeeee" fo:color="#666666"/>
    </style:style>
    <style:style style:name="T12_20" style:family="text">
      <style:text-properties fo:background-color="#eeeeee" fo:color="#666666"/>
    </style:style>
    <style:style style:name="T12_21" style:family="text">
      <style:text-properties fo:background-color="#eeeeee" fo:color="#666666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45%" fo:margin-bottom="0.423cm" style:writing-mode="lr-tb"/>
    </style:style>
    <style:style style:name="T17_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7_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7_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P82" style:family="paragraph" style:parent-style-name="Standard">
      <style:paragraph-properties fo:break-before="auto" fo:line-height="150%" fo:margin-bottom="0.282cm" style:writing-mode="lr-tb"/>
    </style:style>
    <style:style style:name="T82_1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2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3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4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5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6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7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8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9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10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T82_11" style:family="text">
      <style:text-properties fo:background-color="#f5f5f5" fo:color="#333333" style:font-name="Consolas" fo:font-size="10pt" style:font-name-asian="Consolas" style:font-size-asian="10pt" style:font-name-complex="Consolas" style:font-size-complex="10pt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1_2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1_3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1_4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1_5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1_6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1_7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1_8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1_9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1_10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2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3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4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5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6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7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8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9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10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2_1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P93" style:family="paragraph" style:parent-style-name="Standard">
      <style:paragraph-properties fo:break-before="auto" fo:line-height="115%" style:writing-mode="lr-tb"/>
      <style:text-properties fo:color="#333333" style:font-name="Verdana" fo:font-size="10pt" style:font-name-asian="Verdana" style:font-size-asian="10pt" style:font-name-complex="Verdana" style:font-size-complex="10pt"/>
    </style:style>
    <style:style style:name="P94" style:family="paragraph" style:parent-style-name="Standard">
      <style:paragraph-properties fo:break-before="auto" fo:line-height="115%" style:writing-mode="lr-tb"/>
      <style:text-properties fo:color="#333333" style:font-name="Verdana" fo:font-size="10pt" style:font-name-asian="Verdana" style:font-size-asian="10pt" style:font-name-complex="Verdana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2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3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4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5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6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7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8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9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10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1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12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5_13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P96" style:family="paragraph" style:parent-style-name="Standard">
      <style:paragraph-properties fo:break-before="auto" fo:line-height="115%" style:writing-mode="lr-tb"/>
      <style:text-properties fo:color="#333333" style:font-name="Verdana" fo:font-size="10pt" style:font-name-asian="Verdana" style:font-size-asian="10pt" style:font-name-complex="Verdana" style:font-size-complex="10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3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4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5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6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7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8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9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10" style:family="text">
      <style:text-properties fo:color="#de3939" style:font-name="Verdana" fo:font-size="10pt" style:font-name-asian="Verdana" style:font-size-asian="10pt" style:font-name-complex="Verdana" style:font-size-complex="10pt"/>
    </style:style>
    <style:style style:name="T97_1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12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13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14" style:family="text">
      <style:text-properties fo:color="#de3939" style:font-name="Verdana" fo:font-size="10pt" style:font-name-asian="Verdana" style:font-size-asian="10pt" style:font-name-complex="Verdana" style:font-size-complex="10pt"/>
    </style:style>
    <style:style style:name="T97_15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16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17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18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19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0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2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3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4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5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6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7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8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97_29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P98" style:family="paragraph" style:parent-style-name="Standard">
      <style:paragraph-properties fo:break-before="auto" fo:line-height="115%" style:writing-mode="lr-tb"/>
      <style:text-properties fo:color="#333333" style:font-name="Verdana" fo:font-size="10pt" style:font-name-asian="Verdana" style:font-size-asian="10pt" style:font-name-complex="Verdana" style:font-size-complex="10pt"/>
    </style:style>
    <style:style style:name="P99" style:family="paragraph" style:parent-style-name="Standard">
      <style:paragraph-properties fo:break-before="auto" fo:line-height="115%" style:writing-mode="lr-tb"/>
      <style:text-properties fo:color="#333333" style:font-name="Verdana" fo:font-size="10pt" style:font-name-asian="Verdana" style:font-size-asian="10pt" style:font-name-complex="Verdana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100_2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100_3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100_4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100_5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100_6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100_7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P101" style:family="paragraph" style:parent-style-name="Standard">
      <style:paragraph-properties fo:break-before="auto" fo:line-height="115%" style:writing-mode="lr-tb"/>
      <style:text-properties fo:color="#333333" style:font-name="Verdana" fo:font-size="10pt" style:font-name-asian="Verdana" style:font-size-asian="10pt" style:font-name-complex="Verdana" style:font-size-complex="10pt"/>
    </style:style>
    <style:style style:name="P102" style:family="paragraph" style:parent-style-name="Standard">
      <style:paragraph-properties fo:break-before="auto" fo:line-height="115%" fo:margin-bottom="0.741cm" style:writing-mode="lr-tb"/>
    </style:style>
    <style:style style:name="T102_1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102_2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T102_3" style:family="text">
      <style:text-properties fo:color="#de3939" style:font-name="Verdana" fo:font-size="10pt" style:font-name-asian="Verdana" style:font-size-asian="10pt" style:font-name-complex="Verdana" style:font-size-complex="10pt"/>
    </style:style>
    <style:style style:name="T102_4" style:family="text">
      <style:text-properties fo:color="#de3939" style:font-name="Verdana" fo:font-size="10pt" style:font-name-asian="Verdana" style:font-size-asian="10pt" style:font-name-complex="Verdana" style:font-size-complex="10pt"/>
    </style:style>
    <style:style style:name="T102_5" style:family="text">
      <style:text-properties fo:color="#de3939" style:font-name="Verdana" fo:font-size="10pt" style:font-name-asian="Verdana" style:font-size-asian="10pt" style:font-name-complex="Verdana" style:font-size-complex="10pt"/>
    </style:style>
    <style:style style:name="T102_6" style:family="text">
      <style:text-properties fo:color="#de3939" style:font-name="Verdana" fo:font-size="10pt" style:font-name-asian="Verdana" style:font-size-asian="10pt" style:font-name-complex="Verdana" style:font-size-complex="10pt"/>
    </style:style>
    <style:style style:name="T102_7" style:family="text">
      <style:text-properties fo:color="#de3939" style:font-name="Verdana" fo:font-size="10pt" style:font-name-asian="Verdana" style:font-size-asian="10pt" style:font-name-complex="Verdana" style:font-size-complex="10pt"/>
    </style:style>
    <style:style style:name="T102_8" style:family="text">
      <style:text-properties fo:color="#333333" style:font-name="Verdana" fo:font-size="10pt" style:font-name-asian="Verdana" style:font-size-asian="10pt" style:font-name-complex="Verdana" style:font-size-complex="10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1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1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1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1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1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1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1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3_1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04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5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5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5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5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5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07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8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8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8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8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8_6" style:family="text">
      <style:text-properties fo:background-color="#ffffff" fo:color="#333333" style:font-name="Verdana" fo:font-size="12pt" style:font-name-asian="Verdana" style:font-size-asian="12pt" style:font-name-complex="Verdana" style:font-size-complex="12pt"/>
    </style:style>
    <style:style style:name="T108_7" style:family="text">
      <style:text-properties fo:background-color="#ffffff" fo:color="#333333" style:font-name="Verdana" fo:font-size="12pt" style:font-name-asian="Verdana" style:font-size-asian="12pt" style:font-name-complex="Verdana" style:font-size-complex="12pt"/>
    </style:style>
    <style:style style:name="T108_8" style:family="text">
      <style:text-properties fo:background-color="#ffffff" fo:color="#333333" style:font-name="Verdana" fo:font-size="12pt" style:font-name-asian="Verdana" style:font-size-asian="12pt" style:font-name-complex="Verdana" style:font-size-complex="12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9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9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9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9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9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9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9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09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10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background-color="#f4f4f4" fo:color="#333333" style:font-name="Verdana" fo:font-size="10pt" style:font-name-asian="Verdana" style:font-size-asian="10pt" style:font-name-complex="Verdana" style:font-size-complex="10pt"/>
    </style:style>
    <style:style style:name="T111_2" style:family="text">
      <style:text-properties fo:background-color="#f4f4f4" fo:color="#333333" style:font-name="Verdana" fo:font-size="10pt" style:font-name-asian="Verdana" style:font-size-asian="10pt" style:font-name-complex="Verdana" style:font-size-complex="10pt"/>
    </style:style>
    <style:style style:name="T111_3" style:family="text">
      <style:text-properties fo:background-color="#f4f4f4" fo:color="#333333" style:font-name="Verdana" fo:font-size="10pt" style:font-name-asian="Verdana" style:font-size-asian="10pt" style:font-name-complex="Verdana" style:font-size-complex="10pt"/>
    </style:style>
    <style:style style:name="T111_4" style:family="text">
      <style:text-properties fo:background-color="#f4f4f4" fo:color="#333333" style:font-name="Verdana" fo:font-size="10pt" style:font-name-asian="Verdana" style:font-size-asian="10pt" style:font-name-complex="Verdana" style:font-size-complex="10pt"/>
    </style:style>
    <style:style style:name="T111_5" style:family="text">
      <style:text-properties fo:background-color="#f4f4f4" fo:color="#333333" style:font-name="Verdana" fo:font-size="10pt" style:font-name-asian="Verdana" style:font-size-asian="10pt" style:font-name-complex="Verdana" style:font-size-complex="10pt"/>
    </style:style>
    <style:style style:name="T111_6" style:family="text">
      <style:text-properties fo:background-color="#f4f4f4" fo:color="#333333" style:font-name="Verdana" fo:font-size="10pt" style:font-name-asian="Verdana" style:font-size-asian="10pt" style:font-name-complex="Verdana" style:font-size-complex="10pt"/>
    </style:style>
    <style:style style:name="T111_7" style:family="text">
      <style:text-properties fo:background-color="#f4f4f4" fo:color="#333333" style:font-name="Verdana" fo:font-size="10pt" style:font-name-asian="Verdana" style:font-size-asian="10pt" style:font-name-complex="Verdana" style:font-size-complex="10pt"/>
    </style:style>
    <style:style style:name="T111_8" style:family="text">
      <style:text-properties fo:background-color="#f4f4f4" fo:color="#333333" style:font-name="Verdana" fo:font-size="10pt" style:font-name-asian="Verdana" style:font-size-asian="10pt" style:font-name-complex="Verdana" style:font-size-complex="10pt"/>
    </style:style>
    <style:style style:name="T111_9" style:family="text">
      <style:text-properties fo:background-color="#f4f4f4" fo:color="#333333" style:font-name="Verdana" fo:font-size="10pt" style:font-name-asian="Verdana" style:font-size-asian="10pt" style:font-name-complex="Verdana" style:font-size-complex="10pt"/>
    </style:style>
    <style:style style:name="P112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13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14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15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3" style:family="text"/>
    <style:style style:name="T116_4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5" style:family="text"/>
    <style:style style:name="T116_6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7" style:family="text"/>
    <style:style style:name="T116_8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9" style:family="text"/>
    <style:style style:name="T116_10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11" style:family="text"/>
    <style:style style:name="T116_12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13" style:family="text"/>
    <style:style style:name="T116_14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15" style:family="text"/>
    <style:style style:name="T116_16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17" style:family="text"/>
    <style:style style:name="T116_18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19" style:family="text"/>
    <style:style style:name="T116_20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21" style:family="text"/>
    <style:style style:name="T116_22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23" style:family="text"/>
    <style:style style:name="T116_24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25" style:family="text"/>
    <style:style style:name="T116_26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27" style:family="text"/>
    <style:style style:name="T116_28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29" style:family="text"/>
    <style:style style:name="T116_30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31" style:family="text"/>
    <style:style style:name="T116_32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33" style:family="text"/>
    <style:style style:name="T116_34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35" style:family="text"/>
    <style:style style:name="T116_36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37" style:family="text"/>
    <style:style style:name="T116_38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16_39" style:family="text"/>
    <style:style style:name="T116_40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18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18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19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1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2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3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3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3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4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4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4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4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4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4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1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1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1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1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1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1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1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5_1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1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2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6_2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1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1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1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1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27_1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8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29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1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1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1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1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1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1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0_1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31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2_2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2_3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2_4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2_5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2_6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3_2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3_3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P134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5_2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5_3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5_4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T135_5" style:family="text">
      <style:text-properties fo:background-color="#eeeeee" fo:color="#222222" style:font-name="Consolas" fo:font-size="10pt" style:font-name-asian="Consolas" style:font-size-asian="10pt" style:font-name-complex="Consolas" style:font-size-complex="10pt"/>
    </style:style>
    <style:style style:name="P136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1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2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3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3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3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7_3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8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8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8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8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8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9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9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9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39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0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0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1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1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2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2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3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1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1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1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1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1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1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1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1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4_1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5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6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7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7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7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7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7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7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7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7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1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48_1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49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50" style:family="paragraph" style:parent-style-name="Standard">
      <style:paragraph-properties fo:break-before="auto" fo:line-height="145%" fo:margin-bottom="0.423cm" style:writing-mode="lr-tb"/>
    </style:style>
    <style:style style:name="T150_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0_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0_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P151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52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53" style:family="paragraph" style:parent-style-name="Standard">
      <style:paragraph-properties fo:break-before="auto" fo:line-height="115%" style:writing-mode="lr-tb"/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3" style:family="text"/>
    <style:style style:name="T154_4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5" style:family="text"/>
    <style:style style:name="T154_6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7" style:family="text"/>
    <style:style style:name="T154_8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9" style:family="text"/>
    <style:style style:name="T154_10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11" style:family="text"/>
    <style:style style:name="T154_12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13" style:family="text"/>
    <style:style style:name="T154_14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15" style:family="text"/>
    <style:style style:name="T154_16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17" style:family="text"/>
    <style:style style:name="T154_18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19" style:family="text"/>
    <style:style style:name="T154_20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21" style:family="text"/>
    <style:style style:name="T154_22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T154_23" style:family="text"/>
    <style:style style:name="T154_24" style:family="text">
      <style:text-properties fo:background-color="#f4f4f4" fo:color="#1155cc" style:font-name="Consolas" fo:font-size="9pt" style:font-name-asian="Consolas" style:font-size-asian="9pt" style:font-name-complex="Consolas" style:font-size-complex="9pt" style:text-underline-style="solid" style:text-underline-color="font-color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2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3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4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5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6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7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8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9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10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11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12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13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14" style:family="text">
      <style:text-properties fo:background-color="#f4f4f4" fo:color="#555555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3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4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5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6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7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8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9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10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11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  <style:style style:name="T156_12" style:family="text">
      <style:text-properties fo:background-color="#f4f4f4" fo:color="#555555" style:font-name="Consolas" fo:font-size="9pt" style:font-name-asian="Consolas" style:font-size-asian="9pt" style:font-name-complex="Consolas" style:font-size-complex="9pt"/>
    </style:style>
  </office:automatic-styles>
  <office:body>
    <office:text>
      <text:p text:style-name="P1"><text:span text:style-name="T1_1">install</text:span><text:span text:style-name="T1_2"><text:s/></text:span><text:span text:style-name="T1_3">java</text:span></text:p>
      <text:p text:style-name="P2"><text:span text:style-name="T2_1">install</text:span><text:span text:style-name="T2_2"><text:s/></text:span><text:span text:style-name="T2_3">mvn</text:span></text:p>
      <text:p text:style-name="P3"/>
      <text:h text:style-name="P4" text:outline-level="10"><text:bookmark-start text:name="h.s5lr729fndde"/><text:bookmark-end text:name="h.s5lr729fndde"/><text:span text:style-name="T4_1">Installing</text:span><text:span text:style-name="T4_2"><text:s/></text:span><text:span text:style-name="T4_3">Maven</text:span></text:h>
      <text:p text:style-name="P5"><text:span text:style-name="T5_1">Add</text:span><text:span text:style-name="T5_2"><text:s/></text:span><text:span text:style-name="T5_3">a</text:span><text:span text:style-name="T5_4"><text:s/>3</text:span><text:span text:style-name="T5_5">rd</text:span><text:span text:style-name="T5_6"><text:s/></text:span><text:span text:style-name="T5_7">party</text:span><text:span text:style-name="T5_8"><text:s/></text:span><text:span text:style-name="T5_9">PPA</text:span><text:span text:style-name="T5_10"><text:s/></text:span><text:span text:style-name="T5_11">with</text:span><text:span text:style-name="T5_12"><text:s/></text:span><text:span text:style-name="T5_13">Maven</text:span><text:span text:style-name="T5_14">:</text:span></text:p>
      <text:p text:style-name="P6"><text:span text:style-name="T6_1">sudo</text:span><text:span text:style-name="T6_2"><text:s/></text:span><text:span text:style-name="T6_3">add</text:span><text:span text:style-name="T6_4">-</text:span><text:span text:style-name="T6_5">apt</text:span><text:span text:style-name="T6_6">-</text:span><text:span text:style-name="T6_7">repository</text:span><text:span text:style-name="T6_8"><text:s/>"</text:span><text:span text:style-name="T6_9">deb</text:span><text:span text:style-name="T6_10"><text:s/></text:span><text:span text:style-name="T6_11">http</text:span><text:span text:style-name="T6_12">://</text:span><text:span text:style-name="T6_13">ppa</text:span><text:span text:style-name="T6_14">.</text:span><text:span text:style-name="T6_15">launchpad</text:span><text:span text:style-name="T6_16">.</text:span><text:span text:style-name="T6_17">net</text:span><text:span text:style-name="T6_18">/</text:span><text:span text:style-name="T6_19">natecarlson</text:span><text:span text:style-name="T6_20">/</text:span><text:span text:style-name="T6_21">maven</text:span><text:span text:style-name="T6_22">3/</text:span><text:span text:style-name="T6_23">ubuntu</text:span><text:span text:style-name="T6_24"><text:s/></text:span><text:span text:style-name="T6_25">precise</text:span><text:span text:style-name="T6_26"><text:s/></text:span><text:span text:style-name="T6_27">main</text:span><text:span text:style-name="T6_28">"</text:span></text:p>
      <text:p text:style-name="P7"><text:span text:style-name="T7_1">Update</text:span><text:span text:style-name="T7_2"><text:s/></text:span><text:span text:style-name="T7_3">software</text:span><text:span text:style-name="T7_4"><text:s/></text:span><text:span text:style-name="T7_5">packages</text:span><text:span text:style-name="T7_6"><text:s/></text:span><text:span text:style-name="T7_7">with</text:span><text:span text:style-name="T7_8"><text:s/></text:span><text:span text:style-name="T7_9">a</text:span><text:span text:style-name="T7_10"><text:s/></text:span><text:span text:style-name="T7_11">new</text:span><text:span text:style-name="T7_12"><text:s/></text:span><text:span text:style-name="T7_13">repository</text:span><text:span text:style-name="T7_14">:</text:span></text:p>
      <text:p text:style-name="P8"><text:span text:style-name="T8_1">sudo</text:span><text:span text:style-name="T8_2"><text:s/></text:span><text:span text:style-name="T8_3">apt</text:span><text:span text:style-name="T8_4">-</text:span><text:span text:style-name="T8_5">get</text:span><text:span text:style-name="T8_6"><text:s/></text:span><text:span text:style-name="T8_7">update</text:span></text:p>
      <text:p text:style-name="P9"><text:span text:style-name="T9_1">Install</text:span><text:span text:style-name="T9_2"><text:s/></text:span><text:span text:style-name="T9_3">Maven</text:span><text:span text:style-name="T9_4">3:</text:span></text:p>
      <text:p text:style-name="P10"><text:span text:style-name="T10_1">sudo</text:span><text:span text:style-name="T10_2"><text:s/></text:span><text:span text:style-name="T10_3">apt</text:span><text:span text:style-name="T10_4">-</text:span><text:span text:style-name="T10_5">get</text:span><text:span text:style-name="T10_6"><text:s/></text:span><text:span text:style-name="T10_7">install</text:span><text:span text:style-name="T10_8"><text:s/></text:span><text:span text:style-name="T10_9">maven</text:span><text:span text:style-name="T10_10">3</text:span></text:p>
      <text:p text:style-name="P11"><text:span text:style-name="T11_1">Add</text:span><text:span text:style-name="T11_2"><text:s/></text:span><text:span text:style-name="T11_3">a</text:span><text:span text:style-name="T11_4"><text:s/></text:span><text:span text:style-name="T11_5">symlink</text:span><text:span text:style-name="T11_6"><text:s/></text:span><text:span text:style-name="T11_7">so</text:span><text:span text:style-name="T11_8"><text:s/></text:span><text:span text:style-name="T11_9">that</text:span><text:span text:style-name="T11_10"><text:s/></text:span><text:span text:style-name="T11_11">the</text:span><text:span text:style-name="T11_12"><text:s/></text:span><text:span text:style-name="T11_13">maven</text:span><text:span text:style-name="T11_14"><text:s/></text:span><text:span text:style-name="T11_15">command</text:span><text:span text:style-name="T11_16"><text:s/></text:span><text:span text:style-name="T11_17">is</text:span><text:span text:style-name="T11_18"><text:s/></text:span><text:span text:style-name="T11_19">in</text:span><text:span text:style-name="T11_20"><text:s/></text:span><text:span text:style-name="T11_21">the</text:span><text:span text:style-name="T11_22"><text:s/></text:span><text:span text:style-name="T11_23">system</text:span><text:span text:style-name="T11_24"><text:s/></text:span><text:span text:style-name="T11_25">path</text:span><text:span text:style-name="T11_26">:</text:span></text:p>
      <text:p text:style-name="P12"><text:span text:style-name="T12_1">sudo</text:span><text:span text:style-name="T12_2"><text:s/></text:span><text:span text:style-name="T12_3">ln</text:span><text:span text:style-name="T12_4"><text:s/>-</text:span><text:span text:style-name="T12_5">s</text:span><text:span text:style-name="T12_6"><text:s/>/</text:span><text:span text:style-name="T12_7">usr</text:span><text:span text:style-name="T12_8">/</text:span><text:span text:style-name="T12_9">share</text:span><text:span text:style-name="T12_10">/</text:span><text:span text:style-name="T12_11">maven</text:span><text:span text:style-name="T12_12">3/</text:span><text:span text:style-name="T12_13">bin</text:span><text:span text:style-name="T12_14">/</text:span><text:span text:style-name="T12_15">mvn</text:span><text:span text:style-name="T12_16"><text:s/>/</text:span><text:span text:style-name="T12_17">usr</text:span><text:span text:style-name="T12_18">/</text:span><text:span text:style-name="T12_19">bin</text:span><text:span text:style-name="T12_20">/</text:span><text:span text:style-name="T12_21">mvn</text:span></text:p>
      <text:p text:style-name="P13"/>
      <text:p text:style-name="P14"/>
      <text:p text:style-name="P15"/>
      <text:p text:style-name="P16"/>
      <text:p text:style-name="P17"><text:span text:style-name="T17_1">chmod</text:span><text:span text:style-name="T17_2"><text:s/>+</text:span><text:span text:style-name="T17_3">x</text:span></text:p>
      <text:p text:style-name="P18"/>
      <text:p text:style-name="P19"/>
      <text:p text:style-name="P20"/>
      <text:p text:style-name="P21"><text:span text:style-name="T21_1">=======================================</text:span></text:p>
      <text:p text:style-name="P22"><text:span text:style-name="T22_1">Step</text:span><text:span text:style-name="T22_2"><text:s/>1:<text:s/></text:span><text:span text:style-name="T22_3">Compile</text:span><text:span text:style-name="T22_4"><text:s/></text:span><text:span text:style-name="T22_5">and</text:span><text:span text:style-name="T22_6"><text:s/></text:span><text:span text:style-name="T22_7">build</text:span><text:span text:style-name="T22_8"><text:s/></text:span><text:span text:style-name="T22_9">platform</text:span><text:span text:style-name="T22_10"><text:s/></text:span><text:span text:style-name="T22_11">code</text:span></text:p>
      <text:p text:style-name="P23"><text:span text:style-name="T23_1">=======================================</text:span></text:p>
      <text:p text:style-name="P24"><text:span text:style-name="T24_1">This</text:span><text:span text:style-name="T24_2"><text:s/></text:span><text:span text:style-name="T24_3">command</text:span><text:span text:style-name="T24_4"><text:s/></text:span><text:span text:style-name="T24_5">will</text:span><text:span text:style-name="T24_6"><text:s/></text:span><text:span text:style-name="T24_7">compile</text:span><text:span text:style-name="T24_8"><text:s/></text:span><text:span text:style-name="T24_9">and</text:span><text:span text:style-name="T24_10"><text:s/></text:span><text:span text:style-name="T24_11">build</text:span><text:span text:style-name="T24_12"><text:s/></text:span><text:span text:style-name="T24_13">platform</text:span><text:span text:style-name="T24_14"><text:s/></text:span><text:span text:style-name="T24_15">code</text:span><text:span text:style-name="T24_16"><text:s/></text:span><text:span text:style-name="T24_17">via</text:span><text:span text:style-name="T24_18"><text:s/></text:span><text:span text:style-name="T24_19">Maven</text:span><text:span text:style-name="T24_20">:</text:span></text:p>
      <text:p text:style-name="P25"/>
      <text:p text:style-name="P26"><text:span text:style-name="T26_1">mvn</text:span><text:span text:style-name="T26_2"><text:s/></text:span><text:span text:style-name="T26_3">clean</text:span><text:span text:style-name="T26_4"><text:s/></text:span><text:span text:style-name="T26_5">install</text:span></text:p>
      <text:p text:style-name="P27"/>
      <text:p text:style-name="P28"><text:span text:style-name="T28_1">Press</text:span><text:span text:style-name="T28_2"><text:s/></text:span><text:span text:style-name="T28_3">enter</text:span><text:span text:style-name="T28_4"><text:s/></text:span><text:span text:style-name="T28_5">when</text:span><text:span text:style-name="T28_6"><text:s/></text:span><text:span text:style-name="T28_7">ready</text:span><text:span text:style-name="T28_8">.</text:span></text:p>
      <text:p text:style-name="P29"/>
      <text:p text:style-name="P30"><text:span text:style-name="T30_1">…..</text:span><text:span text:style-name="T30_2">downloads</text:span><text:span text:style-name="T30_3"><text:s/></text:span><text:span text:style-name="T30_4">dependencies</text:span><text:span text:style-name="T30_5">….</text:span><text:span text:style-name="T30_6">builds</text:span><text:span text:style-name="T30_7">...</text:span><text:span text:style-name="T30_8">tests</text:span><text:span text:style-name="T30_9">…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7_1">Tests</text:span><text:span text:style-name="T37_2"><text:s/></text:span><text:span text:style-name="T37_3">run</text:span><text:span text:style-name="T37_4">:<text:s/>38,<text:s/></text:span><text:span text:style-name="T37_5">Failures</text:span><text:span text:style-name="T37_6">:<text:s/>1,<text:s/></text:span><text:span text:style-name="T37_7">Errors</text:span><text:span text:style-name="T37_8">:<text:s/>0,<text:s/></text:span><text:span text:style-name="T37_9">Skipped</text:span><text:span text:style-name="T37_10">:<text:s/>0</text:span></text:p>
      <text:p text:style-name="P38"/>
      <text:p text:style-name="P39"><text:span text:style-name="T39_1">[</text:span><text:span text:style-name="T39_2">INFO</text:span><text:span text:style-name="T39_3">]<text:s/>------------------------------------------------------------------------</text:span></text:p>
      <text:p text:style-name="P40"><text:span text:style-name="T40_1">[</text:span><text:span text:style-name="T40_2">INFO</text:span><text:span text:style-name="T40_3">]<text:s/></text:span><text:span text:style-name="T40_4">Reactor</text:span><text:span text:style-name="T40_5"><text:s/></text:span><text:span text:style-name="T40_6">Summary</text:span><text:span text:style-name="T40_7">:</text:span></text:p>
      <text:p text:style-name="P41"><text:span text:style-name="T41_1">[</text:span><text:span text:style-name="T41_2">INFO</text:span><text:span text:style-name="T41_3">]</text:span></text:p>
      <text:p text:style-name="P42"><text:span text:style-name="T42_1">[</text:span><text:span text:style-name="T42_2">INFO</text:span><text:span text:style-name="T42_3">]<text:s/></text:span><text:span text:style-name="T42_4">sentilo</text:span><text:span text:style-name="T42_5">-</text:span><text:span text:style-name="T42_6">parent</text:span><text:span text:style-name="T42_7">-</text:span><text:span text:style-name="T42_8">pom</text:span><text:span text:style-name="T42_9"><text:s/>................................<text:s/></text:span><text:span text:style-name="T42_10">SUCCESS</text:span><text:span text:style-name="T42_11"><text:s/>[<text:s text:c="2"/>2.984<text:s/></text:span><text:span text:style-name="T42_12">s</text:span><text:span text:style-name="T42_13">]</text:span></text:p>
      <text:p text:style-name="P43"><text:span text:style-name="T43_1">[</text:span><text:span text:style-name="T43_2">INFO</text:span><text:span text:style-name="T43_3">]<text:s/></text:span><text:span text:style-name="T43_4">sentilo</text:span><text:span text:style-name="T43_5">-</text:span><text:span text:style-name="T43_6">common</text:span><text:span text:style-name="T43_7"><text:s/>....................................<text:s/></text:span><text:span text:style-name="T43_8">SUCCESS</text:span><text:span text:style-name="T43_9"><text:s/>[<text:s text:c="2"/>8.227<text:s/></text:span><text:span text:style-name="T43_10">s</text:span><text:span text:style-name="T43_11">]</text:span></text:p>
      <text:p text:style-name="P44"><text:span text:style-name="T44_1">[</text:span><text:span text:style-name="T44_2">INFO</text:span><text:span text:style-name="T44_3">]<text:s/></text:span><text:span text:style-name="T44_4">sentilo</text:span><text:span text:style-name="T44_5">-</text:span><text:span text:style-name="T44_6">agent</text:span><text:span text:style-name="T44_7">-</text:span><text:span text:style-name="T44_8">common</text:span><text:span text:style-name="T44_9"><text:s/>..............................<text:s/></text:span><text:span text:style-name="T44_10">SUCCESS</text:span><text:span text:style-name="T44_11"><text:s/>[<text:s text:c="2"/>2.185<text:s/></text:span><text:span text:style-name="T44_12">s</text:span><text:span text:style-name="T44_13">]</text:span></text:p>
      <text:p text:style-name="P45"><text:span text:style-name="T45_1">[</text:span><text:span text:style-name="T45_2">INFO</text:span><text:span text:style-name="T45_3">]<text:s/></text:span><text:span text:style-name="T45_4">sentilo</text:span><text:span text:style-name="T45_5">-</text:span><text:span text:style-name="T45_6">platform</text:span><text:span text:style-name="T45_7"><text:s/>..................................<text:s/></text:span><text:span text:style-name="T45_8">SUCCESS</text:span><text:span text:style-name="T45_9"><text:s/>[<text:s text:c="2"/>0.007<text:s/></text:span><text:span text:style-name="T45_10">s</text:span><text:span text:style-name="T45_11">]</text:span></text:p>
      <text:p text:style-name="P46"><text:span text:style-name="T46_1">[</text:span><text:span text:style-name="T46_2">INFO</text:span><text:span text:style-name="T46_3">]<text:s/></text:span><text:span text:style-name="T46_4">sentilo</text:span><text:span text:style-name="T46_5">-</text:span><text:span text:style-name="T46_6">platform</text:span><text:span text:style-name="T46_7">-</text:span><text:span text:style-name="T46_8">common</text:span><text:span text:style-name="T46_9"><text:s/>...........................<text:s/></text:span><text:span text:style-name="T46_10">SUCCESS</text:span><text:span text:style-name="T46_11"><text:s/>[<text:s text:c="2"/>0.667<text:s/></text:span><text:span text:style-name="T46_12">s</text:span><text:span text:style-name="T46_13">]</text:span></text:p>
      <text:p text:style-name="P47"><text:span text:style-name="T47_1">[</text:span><text:span text:style-name="T47_2">INFO</text:span><text:span text:style-name="T47_3">]<text:s/></text:span><text:span text:style-name="T47_4">sentilo</text:span><text:span text:style-name="T47_5">-</text:span><text:span text:style-name="T47_6">platform</text:span><text:span text:style-name="T47_7">-</text:span><text:span text:style-name="T47_8">service</text:span><text:span text:style-name="T47_9"><text:s/>..........................<text:s/></text:span><text:span text:style-name="T47_10">SUCCESS</text:span><text:span text:style-name="T47_11"><text:s/>[<text:s text:c="2"/>3.189<text:s/></text:span><text:span text:style-name="T47_12">s</text:span><text:span text:style-name="T47_13">]</text:span></text:p>
      <text:p text:style-name="P48"><text:span text:style-name="T48_1">[</text:span><text:span text:style-name="T48_2">INFO</text:span><text:span text:style-name="T48_3">]<text:s/></text:span><text:span text:style-name="T48_4">sentilo</text:span><text:span text:style-name="T48_5">-</text:span><text:span text:style-name="T48_6">platform</text:span><text:span text:style-name="T48_7">-</text:span><text:span text:style-name="T48_8">server</text:span><text:span text:style-name="T48_9"><text:s/>...........................<text:s/></text:span><text:span text:style-name="T48_10">SUCCESS</text:span><text:span text:style-name="T48_11"><text:s/>[<text:s text:c="2"/>7.173<text:s/></text:span><text:span text:style-name="T48_12">s</text:span><text:span text:style-name="T48_13">]</text:span></text:p>
      <text:p text:style-name="P49"><text:span text:style-name="T49_1">[</text:span><text:span text:style-name="T49_2">INFO</text:span><text:span text:style-name="T49_3">]<text:s/></text:span><text:span text:style-name="T49_4">sentilo</text:span><text:span text:style-name="T49_5">-</text:span><text:span text:style-name="T49_6">platform</text:span><text:span text:style-name="T49_7">-</text:span><text:span text:style-name="T49_8">client</text:span><text:span text:style-name="T49_9">-</text:span><text:span text:style-name="T49_10">java</text:span><text:span text:style-name="T49_11"><text:s/>......................<text:s/></text:span><text:span text:style-name="T49_12">SUCCESS</text:span><text:span text:style-name="T49_13"><text:s/>[<text:s text:c="2"/>2.261<text:s/></text:span><text:span text:style-name="T49_14">s</text:span><text:span text:style-name="T49_15">]</text:span></text:p>
      <text:p text:style-name="P50"><text:span text:style-name="T50_1">[</text:span><text:span text:style-name="T50_2">INFO</text:span><text:span text:style-name="T50_3">]<text:s/></text:span><text:span text:style-name="T50_4">sentilo</text:span><text:span text:style-name="T50_5">-</text:span><text:span text:style-name="T50_6">agent</text:span><text:span text:style-name="T50_7">-</text:span><text:span text:style-name="T50_8">alarm</text:span><text:span text:style-name="T50_9"><text:s/>...............................<text:s/></text:span><text:span text:style-name="T50_10">FAILURE</text:span><text:span text:style-name="T50_11"><text:s/>[<text:s text:c="2"/>1.808<text:s/></text:span><text:span text:style-name="T50_12">s</text:span><text:span text:style-name="T50_13">]</text:span></text:p>
      <text:p text:style-name="P51"><text:span text:style-name="T51_1">[</text:span><text:span text:style-name="T51_2">INFO</text:span><text:span text:style-name="T51_3">]<text:s/></text:span><text:span text:style-name="T51_4">sentilo</text:span><text:span text:style-name="T51_5">-</text:span><text:span text:style-name="T51_6">agent</text:span><text:span text:style-name="T51_7">-</text:span><text:span text:style-name="T51_8">relational</text:span><text:span text:style-name="T51_9"><text:s/>..........................<text:s/></text:span><text:span text:style-name="T51_10">SKIPPED</text:span></text:p>
      <text:p text:style-name="P52"><text:span text:style-name="T52_1">[</text:span><text:span text:style-name="T52_2">INFO</text:span><text:span text:style-name="T52_3">]<text:s/></text:span><text:span text:style-name="T52_4">sentilo</text:span><text:span text:style-name="T52_5">-</text:span><text:span text:style-name="T52_6">catalog</text:span><text:span text:style-name="T52_7">-</text:span><text:span text:style-name="T52_8">web</text:span><text:span text:style-name="T52_9"><text:s/>...............................<text:s/></text:span><text:span text:style-name="T52_10">SKIPPED</text:span></text:p>
      <text:p text:style-name="P53"><text:span text:style-name="T53_1">[</text:span><text:span text:style-name="T53_2">INFO</text:span><text:span text:style-name="T53_3">]<text:s/></text:span><text:span text:style-name="T53_4">sentilo</text:span><text:span text:style-name="T53_5">-</text:span><text:span text:style-name="T53_6">agent</text:span><text:span text:style-name="T53_7">-</text:span><text:span text:style-name="T53_8">location</text:span><text:span text:style-name="T53_9">-</text:span><text:span text:style-name="T53_10">updater</text:span><text:span text:style-name="T53_11"><text:s/>....................<text:s/></text:span><text:span text:style-name="T53_12">SKIPPED</text:span></text:p>
      <text:p text:style-name="P54"><text:span text:style-name="T54_1">[</text:span><text:span text:style-name="T54_2">INFO</text:span><text:span text:style-name="T54_3">]<text:s/>------------------------------------------------------------------------</text:span></text:p>
      <text:p text:style-name="P55"><text:span text:style-name="T55_1">[</text:span><text:span text:style-name="T55_2">INFO</text:span><text:span text:style-name="T55_3">]<text:s/></text:span><text:span text:style-name="T55_4">BUILD</text:span><text:span text:style-name="T55_5"><text:s/></text:span><text:span text:style-name="T55_6">FAILURE</text:span></text:p>
      <text:p text:style-name="P56"><text:span text:style-name="T56_1">[</text:span><text:span text:style-name="T56_2">INFO</text:span><text:span text:style-name="T56_3">]<text:s/>------------------------------------------------------------------------</text:span></text:p>
      <text:p text:style-name="P57"><text:span text:style-name="T57_1">[</text:span><text:span text:style-name="T57_2">INFO</text:span><text:span text:style-name="T57_3">]<text:s/></text:span><text:span text:style-name="T57_4">Total</text:span><text:span text:style-name="T57_5"><text:s/></text:span><text:span text:style-name="T57_6">time</text:span><text:span text:style-name="T57_7">:<text:s/>28.756<text:s/></text:span><text:span text:style-name="T57_8">s</text:span></text:p>
      <text:p text:style-name="P58"><text:span text:style-name="T58_1">[</text:span><text:span text:style-name="T58_2">INFO</text:span><text:span text:style-name="T58_3">]<text:s/></text:span><text:span text:style-name="T58_4">Finished</text:span><text:span text:style-name="T58_5"><text:s/></text:span><text:span text:style-name="T58_6">at</text:span><text:span text:style-name="T58_7">:<text:s/>2015-10-08</text:span><text:span text:style-name="T58_8">T</text:span><text:span text:style-name="T58_9">18:09:00-06:00</text:span></text:p>
      <text:p text:style-name="P59"><text:span text:style-name="T59_1">[</text:span><text:span text:style-name="T59_2">INFO</text:span><text:span text:style-name="T59_3">]<text:s/></text:span><text:span text:style-name="T59_4">Final</text:span><text:span text:style-name="T59_5"><text:s/></text:span><text:span text:style-name="T59_6">Memory</text:span><text:span text:style-name="T59_7">:<text:s/>32</text:span><text:span text:style-name="T59_8">M</text:span><text:span text:style-name="T59_9">/205</text:span><text:span text:style-name="T59_10">M</text:span></text:p>
      <text:p text:style-name="P60"><text:span text:style-name="T60_1">[</text:span><text:span text:style-name="T60_2">INFO</text:span><text:span text:style-name="T60_3">]<text:s/>------------------------------------------------------------------------</text:span></text:p>
      <text:p text:style-name="P61"><text:span text:style-name="T61_1">[</text:span><text:span text:style-name="T61_2">ERROR</text:span><text:span text:style-name="T61_3">]<text:s/></text:span><text:span text:style-name="T61_4">Failed</text:span><text:span text:style-name="T61_5"><text:s/></text:span><text:span text:style-name="T61_6">to</text:span><text:span text:style-name="T61_7"><text:s/></text:span><text:span text:style-name="T61_8">execute</text:span><text:span text:style-name="T61_9"><text:s/></text:span><text:span text:style-name="T61_10">goal</text:span><text:span text:style-name="T61_11"><text:s/></text:span><text:span text:style-name="T61_12">org</text:span><text:span text:style-name="T61_13">.</text:span><text:span text:style-name="T61_14">apache</text:span><text:span text:style-name="T61_15">.</text:span><text:span text:style-name="T61_16">maven</text:span><text:span text:style-name="T61_17">.</text:span><text:span text:style-name="T61_18">plugins</text:span><text:span text:style-name="T61_19">:</text:span><text:span text:style-name="T61_20">maven</text:span><text:span text:style-name="T61_21">-</text:span><text:span text:style-name="T61_22">surefire</text:span><text:span text:style-name="T61_23">-</text:span><text:span text:style-name="T61_24">plugin</text:span><text:span text:style-name="T61_25">:2.12.4:</text:span><text:span text:style-name="T61_26">test</text:span><text:span text:style-name="T61_27"><text:s/>(</text:span><text:span text:style-name="T61_28">default</text:span><text:span text:style-name="T61_29">-</text:span><text:span text:style-name="T61_30">test</text:span><text:span text:style-name="T61_31">)<text:s/></text:span><text:span text:style-name="T61_32">on</text:span><text:span text:style-name="T61_33"><text:s/></text:span><text:span text:style-name="T61_34">project</text:span><text:span text:style-name="T61_35"><text:s/></text:span><text:span text:style-name="T61_36">sentilo</text:span><text:span text:style-name="T61_37">-</text:span><text:span text:style-name="T61_38">agent</text:span><text:span text:style-name="T61_39">-</text:span><text:span text:style-name="T61_40">alert</text:span><text:span text:style-name="T61_41">:<text:s/></text:span><text:span text:style-name="T61_42">There</text:span><text:span text:style-name="T61_43"><text:s/></text:span><text:span text:style-name="T61_44">are</text:span><text:span text:style-name="T61_45"><text:s/></text:span><text:span text:style-name="T61_46">test</text:span><text:span text:style-name="T61_47"><text:s/></text:span><text:span text:style-name="T61_48">failures</text:span><text:span text:style-name="T61_49">.</text:span></text:p>
      <text:p text:style-name="P62"><text:span text:style-name="T62_1">[</text:span><text:span text:style-name="T62_2">ERROR</text:span><text:span text:style-name="T62_3">]</text:span></text:p>
      <text:p text:style-name="P63"><text:span text:style-name="T63_1">[</text:span><text:span text:style-name="T63_2">ERROR</text:span><text:span text:style-name="T63_3">]<text:s/></text:span><text:span text:style-name="T63_4">Please</text:span><text:span text:style-name="T63_5"><text:s/></text:span><text:span text:style-name="T63_6">refer</text:span><text:span text:style-name="T63_7"><text:s/></text:span><text:span text:style-name="T63_8">to</text:span><text:span text:style-name="T63_9"><text:s/>/</text:span><text:span text:style-name="T63_10">opt</text:span><text:span text:style-name="T63_11">/</text:span><text:span text:style-name="T63_12">sentilo</text:span><text:span text:style-name="T63_13">/</text:span><text:span text:style-name="T63_14">sentilo</text:span><text:span text:style-name="T63_15">-</text:span><text:span text:style-name="T63_16">agent</text:span><text:span text:style-name="T63_17">-</text:span><text:span text:style-name="T63_18">alert</text:span><text:span text:style-name="T63_19">/</text:span><text:span text:style-name="T63_20">target</text:span><text:span text:style-name="T63_21">/</text:span><text:span text:style-name="T63_22">surefire</text:span><text:span text:style-name="T63_23">-</text:span><text:span text:style-name="T63_24">reports</text:span><text:span text:style-name="T63_25"><text:s/></text:span><text:span text:style-name="T63_26">for</text:span><text:span text:style-name="T63_27"><text:s/></text:span><text:span text:style-name="T63_28">the</text:span><text:span text:style-name="T63_29"><text:s/></text:span><text:span text:style-name="T63_30">individual</text:span><text:span text:style-name="T63_31"><text:s/></text:span><text:span text:style-name="T63_32">test</text:span><text:span text:style-name="T63_33"><text:s/></text:span><text:span text:style-name="T63_34">results</text:span><text:span text:style-name="T63_35">.</text:span></text:p>
      <text:p text:style-name="P64"><text:span text:style-name="T64_1">[</text:span><text:span text:style-name="T64_2">ERROR</text:span><text:span text:style-name="T64_3">]<text:s/>-&gt;<text:s/>[</text:span><text:span text:style-name="T64_4">Help</text:span><text:span text:style-name="T64_5"><text:s/>1]</text:span></text:p>
      <text:p text:style-name="P65"><text:span text:style-name="T65_1">[</text:span><text:span text:style-name="T65_2">ERROR</text:span><text:span text:style-name="T65_3">]</text:span></text:p>
      <text:p text:style-name="P66"><text:span text:style-name="T66_1">[</text:span><text:span text:style-name="T66_2">ERROR</text:span><text:span text:style-name="T66_3">]<text:s/></text:span><text:span text:style-name="T66_4">To</text:span><text:span text:style-name="T66_5"><text:s/></text:span><text:span text:style-name="T66_6">see</text:span><text:span text:style-name="T66_7"><text:s/></text:span><text:span text:style-name="T66_8">the</text:span><text:span text:style-name="T66_9"><text:s/></text:span><text:span text:style-name="T66_10">full</text:span><text:span text:style-name="T66_11"><text:s/></text:span><text:span text:style-name="T66_12">stack</text:span><text:span text:style-name="T66_13"><text:s/></text:span><text:span text:style-name="T66_14">trace</text:span><text:span text:style-name="T66_15"><text:s/></text:span><text:span text:style-name="T66_16">of</text:span><text:span text:style-name="T66_17"><text:s/></text:span><text:span text:style-name="T66_18">the</text:span><text:span text:style-name="T66_19"><text:s/></text:span><text:span text:style-name="T66_20">errors</text:span><text:span text:style-name="T66_21">,<text:s/></text:span><text:span text:style-name="T66_22">re</text:span><text:span text:style-name="T66_23">-</text:span><text:span text:style-name="T66_24">run</text:span><text:span text:style-name="T66_25"><text:s/></text:span><text:span text:style-name="T66_26">Maven</text:span><text:span text:style-name="T66_27"><text:s/></text:span><text:span text:style-name="T66_28">with</text:span><text:span text:style-name="T66_29"><text:s/></text:span><text:span text:style-name="T66_30">the</text:span><text:span text:style-name="T66_31"><text:s/>-</text:span><text:span text:style-name="T66_32">e</text:span><text:span text:style-name="T66_33"><text:s/></text:span><text:span text:style-name="T66_34">switch</text:span><text:span text:style-name="T66_35">.</text:span></text:p>
      <text:p text:style-name="P67"><text:span text:style-name="T67_1">[</text:span><text:span text:style-name="T67_2">ERROR</text:span><text:span text:style-name="T67_3">]<text:s/></text:span><text:span text:style-name="T67_4">Re</text:span><text:span text:style-name="T67_5">-</text:span><text:span text:style-name="T67_6">run</text:span><text:span text:style-name="T67_7"><text:s/></text:span><text:span text:style-name="T67_8">Maven</text:span><text:span text:style-name="T67_9"><text:s/></text:span><text:span text:style-name="T67_10">using</text:span><text:span text:style-name="T67_11"><text:s/></text:span><text:span text:style-name="T67_12">the</text:span><text:span text:style-name="T67_13"><text:s/>-</text:span><text:span text:style-name="T67_14">X</text:span><text:span text:style-name="T67_15"><text:s/></text:span><text:span text:style-name="T67_16">switch</text:span><text:span text:style-name="T67_17"><text:s/></text:span><text:span text:style-name="T67_18">to</text:span><text:span text:style-name="T67_19"><text:s/></text:span><text:span text:style-name="T67_20">enable</text:span><text:span text:style-name="T67_21"><text:s/></text:span><text:span text:style-name="T67_22">full</text:span><text:span text:style-name="T67_23"><text:s/></text:span><text:span text:style-name="T67_24">debug</text:span><text:span text:style-name="T67_25"><text:s/></text:span><text:span text:style-name="T67_26">logging</text:span><text:span text:style-name="T67_27">.</text:span></text:p>
      <text:p text:style-name="P68"><text:span text:style-name="T68_1">[</text:span><text:span text:style-name="T68_2">ERROR</text:span><text:span text:style-name="T68_3">]</text:span></text:p>
      <text:p text:style-name="P69"><text:span text:style-name="T69_1">[</text:span><text:span text:style-name="T69_2">ERROR</text:span><text:span text:style-name="T69_3">]<text:s/></text:span><text:span text:style-name="T69_4">For</text:span><text:span text:style-name="T69_5"><text:s/></text:span><text:span text:style-name="T69_6">more</text:span><text:span text:style-name="T69_7"><text:s/></text:span><text:span text:style-name="T69_8">information</text:span><text:span text:style-name="T69_9"><text:s/></text:span><text:span text:style-name="T69_10">about</text:span><text:span text:style-name="T69_11"><text:s/></text:span><text:span text:style-name="T69_12">the</text:span><text:span text:style-name="T69_13"><text:s/></text:span><text:span text:style-name="T69_14">errors</text:span><text:span text:style-name="T69_15"><text:s/></text:span><text:span text:style-name="T69_16">and</text:span><text:span text:style-name="T69_17"><text:s/></text:span><text:span text:style-name="T69_18">possible</text:span><text:span text:style-name="T69_19"><text:s/></text:span><text:span text:style-name="T69_20">solutions</text:span><text:span text:style-name="T69_21">,<text:s/></text:span><text:span text:style-name="T69_22">please</text:span><text:span text:style-name="T69_23"><text:s/></text:span><text:span text:style-name="T69_24">read</text:span><text:span text:style-name="T69_25"><text:s/></text:span><text:span text:style-name="T69_26">the</text:span><text:span text:style-name="T69_27"><text:s/></text:span><text:span text:style-name="T69_28">following</text:span><text:span text:style-name="T69_29"><text:s/></text:span><text:span text:style-name="T69_30">articles</text:span><text:span text:style-name="T69_31">:</text:span></text:p>
      <text:p text:style-name="P70"><text:span text:style-name="T70_1">[</text:span><text:span text:style-name="T70_2">ERROR</text:span><text:span text:style-name="T70_3">]<text:s/>[</text:span><text:span text:style-name="T70_4">Help</text:span><text:span text:style-name="T70_5"><text:s/>1]<text:s/></text:span><text:span text:style-name="T70_6">http</text:span><text:span text:style-name="T70_7">://</text:span><text:span text:style-name="T70_8">cwiki</text:span><text:span text:style-name="T70_9">.</text:span><text:span text:style-name="T70_10">apache</text:span><text:span text:style-name="T70_11">.</text:span><text:span text:style-name="T70_12">org</text:span><text:span text:style-name="T70_13">/</text:span><text:span text:style-name="T70_14">confluence</text:span><text:span text:style-name="T70_15">/</text:span><text:span text:style-name="T70_16">display</text:span><text:span text:style-name="T70_17">/</text:span><text:span text:style-name="T70_18">MAVEN</text:span><text:span text:style-name="T70_19">/</text:span><text:span text:style-name="T70_20">MojoFailureException</text:span></text:p>
      <text:p text:style-name="P71"><text:span text:style-name="T71_1">[</text:span><text:span text:style-name="T71_2">ERROR</text:span><text:span text:style-name="T71_3">]</text:span></text:p>
      <text:p text:style-name="P72"><text:span text:style-name="T72_1">[</text:span><text:span text:style-name="T72_2">ERROR</text:span><text:span text:style-name="T72_3">]<text:s/></text:span><text:span text:style-name="T72_4">After</text:span><text:span text:style-name="T72_5"><text:s/></text:span><text:span text:style-name="T72_6">correcting</text:span><text:span text:style-name="T72_7"><text:s/></text:span><text:span text:style-name="T72_8">the</text:span><text:span text:style-name="T72_9"><text:s/></text:span><text:span text:style-name="T72_10">problems</text:span><text:span text:style-name="T72_11">,<text:s/></text:span><text:span text:style-name="T72_12">you</text:span><text:span text:style-name="T72_13"><text:s/></text:span><text:span text:style-name="T72_14">can</text:span><text:span text:style-name="T72_15"><text:s/></text:span><text:span text:style-name="T72_16">resume</text:span><text:span text:style-name="T72_17"><text:s/></text:span><text:span text:style-name="T72_18">the</text:span><text:span text:style-name="T72_19"><text:s/></text:span><text:span text:style-name="T72_20">build</text:span><text:span text:style-name="T72_21"><text:s/></text:span><text:span text:style-name="T72_22">with</text:span><text:span text:style-name="T72_23"><text:s/></text:span><text:span text:style-name="T72_24">the</text:span><text:span text:style-name="T72_25"><text:s/></text:span><text:span text:style-name="T72_26">command</text:span></text:p>
      <text:p text:style-name="P73"><text:span text:style-name="T73_1">[</text:span><text:span text:style-name="T73_2">ERROR</text:span><text:span text:style-name="T73_3">]<text:s text:c="3"/></text:span><text:span text:style-name="T73_4">mvn</text:span><text:span text:style-name="T73_5"><text:s/>&lt;</text:span><text:span text:style-name="T73_6">goals</text:span><text:span text:style-name="T73_7">&gt;<text:s/>-</text:span><text:span text:style-name="T73_8">rf</text:span><text:span text:style-name="T73_9"><text:s/>:</text:span><text:span text:style-name="T73_10">sentilo</text:span><text:span text:style-name="T73_11">-</text:span><text:span text:style-name="T73_12">agent</text:span><text:span text:style-name="T73_13">-</text:span><text:span text:style-name="T73_14">alert</text:span></text:p>
      <text:p text:style-name="P74"><text:span text:style-name="T74_1">Error</text:span><text:span text:style-name="T74_2"><text:s/></text:span><text:span text:style-name="T74_3">code</text:span><text:span text:style-name="T74_4"><text:s/>:<text:s/>1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><text:span text:style-name="T81_1">We</text:span><text:span text:style-name="T81_2"><text:s/></text:span><text:span text:style-name="T81_3">are</text:span><text:span text:style-name="T81_4"><text:s/></text:span><text:span text:style-name="T81_5">not</text:span><text:span text:style-name="T81_6"><text:s/></text:span><text:span text:style-name="T81_7">going</text:span><text:span text:style-name="T81_8"><text:s/></text:span><text:span text:style-name="T81_9">to</text:span><text:span text:style-name="T81_10"><text:s/></text:span><text:span text:style-name="T81_11">use</text:span><text:span text:style-name="T81_12"><text:s/></text:span><text:span text:style-name="T81_13">the</text:span><text:span text:style-name="T81_14"><text:s/></text:span><text:span text:style-name="T81_15">agent</text:span><text:span text:style-name="T81_16">-</text:span><text:span text:style-name="T81_17">alarm</text:span><text:span text:style-name="T81_18"><text:s/>(</text:span><text:span text:style-name="T81_19">for</text:span><text:span text:style-name="T81_20"><text:s/></text:span><text:span text:style-name="T81_21">now</text:span><text:span text:style-name="T81_22">)<text:s/></text:span><text:span text:style-name="T81_23">so</text:span><text:span text:style-name="T81_24"><text:s/></text:span><text:span text:style-name="T81_25">lets</text:span><text:span text:style-name="T81_26"><text:s/></text:span><text:span text:style-name="T81_27">try</text:span><text:span text:style-name="T81_28"><text:s/></text:span><text:span text:style-name="T81_29">skipping</text:span><text:span text:style-name="T81_30"><text:s/></text:span><text:span text:style-name="T81_31">the</text:span><text:span text:style-name="T81_32"><text:s/></text:span><text:span text:style-name="T81_33">tests</text:span></text:p>
      <text:p text:style-name="P82"><text:span text:style-name="T82_1">mvn</text:span><text:span text:style-name="T82_2"><text:s/></text:span><text:span text:style-name="T82_3">install</text:span><text:span text:style-name="T82_4"><text:s/>-</text:span><text:span text:style-name="T82_5">Dmaven</text:span><text:span text:style-name="T82_6">.</text:span><text:span text:style-name="T82_7">test</text:span><text:span text:style-name="T82_8">.</text:span><text:span text:style-name="T82_9">skip</text:span><text:span text:style-name="T82_10">=</text:span><text:span text:style-name="T82_11">true</text:span></text:p>
      <text:p text:style-name="P83"/>
      <text:p text:style-name="P84"><text:span text:style-name="T84_1"><text:s/></text:span><text:span text:style-name="T84_2">cd</text:span><text:span text:style-name="T84_3"><text:s/></text:span><text:span text:style-name="T84_4">sentilo</text:span><text:span text:style-name="T84_5">-</text:span><text:span text:style-name="T84_6">agent</text:span><text:span text:style-name="T84_7">-</text:span><text:span text:style-name="T84_8">location</text:span><text:span text:style-name="T84_9">-</text:span><text:span text:style-name="T84_10">updater</text:span><text:span text:style-name="T84_11">/</text:span></text:p>
      <text:p text:style-name="P85"><text:span text:style-name="T85_1">cd</text:span><text:span text:style-name="T85_2"><text:s/></text:span><text:span text:style-name="T85_3">sentilo</text:span><text:span text:style-name="T85_4">-</text:span><text:span text:style-name="T85_5">catalog</text:span><text:span text:style-name="T85_6">-</text:span><text:span text:style-name="T85_7">web</text:span><text:span text:style-name="T85_8">/</text:span></text:p>
      <text:p text:style-name="P86"><text:span text:style-name="T86_1">cd</text:span><text:span text:style-name="T86_2"><text:s/></text:span><text:span text:style-name="T86_3">sentilo</text:span><text:span text:style-name="T86_4">-</text:span><text:span text:style-name="T86_5">agent</text:span><text:span text:style-name="T86_6">-</text:span><text:span text:style-name="T86_7">relational</text:span><text:span text:style-name="T86_8">/</text:span></text:p>
      <text:p text:style-name="P87"/>
      <text:p text:style-name="P88"/>
      <text:p text:style-name="P89"/>
      <text:p text:style-name="P90"><text:span text:style-name="T90_1">need</text:span><text:span text:style-name="T90_2"><text:s/></text:span><text:span text:style-name="T90_3">to</text:span><text:span text:style-name="T90_4"><text:s/></text:span><text:span text:style-name="T90_5">install</text:span><text:span text:style-name="T90_6"><text:s/></text:span><text:span text:style-name="T90_7">tomcat</text:span></text:p>
      <text:p text:style-name="P91"><text:span text:style-name="T91_1">sudo</text:span><text:span text:style-name="T91_2"><text:s/></text:span><text:span text:style-name="T91_3">apt</text:span><text:span text:style-name="T91_4">-</text:span><text:span text:style-name="T91_5">get</text:span><text:span text:style-name="T91_6"><text:s/></text:span><text:span text:style-name="T91_7">install</text:span><text:span text:style-name="T91_8"><text:s/></text:span><text:span text:style-name="T91_9">tomcat</text:span><text:span text:style-name="T91_10">7</text:span></text:p>
      <text:p text:style-name="P92"><text:span text:style-name="T92_1">sudo</text:span><text:span text:style-name="T92_2"><text:s/></text:span><text:span text:style-name="T92_3">apt</text:span><text:span text:style-name="T92_4">-</text:span><text:span text:style-name="T92_5">get</text:span><text:span text:style-name="T92_6"><text:s/></text:span><text:span text:style-name="T92_7">install</text:span><text:span text:style-name="T92_8"><text:s/></text:span><text:span text:style-name="T92_9">tomcat</text:span><text:span text:style-name="T92_10">7-</text:span><text:span text:style-name="T92_11">admin</text:span></text:p>
      <text:p text:style-name="P93"/>
      <text:p text:style-name="P94"/>
      <text:p text:style-name="P95"><text:span text:style-name="T95_1">sudo</text:span><text:span text:style-name="T95_2"><text:s/></text:span><text:span text:style-name="T95_3">nano</text:span><text:span text:style-name="T95_4"><text:s/>/</text:span><text:span text:style-name="T95_5">etc</text:span><text:span text:style-name="T95_6">/</text:span><text:span text:style-name="T95_7">tomcat</text:span><text:span text:style-name="T95_8">7/</text:span><text:span text:style-name="T95_9">tomcat</text:span><text:span text:style-name="T95_10">-</text:span><text:span text:style-name="T95_11">users</text:span><text:span text:style-name="T95_12">.</text:span><text:span text:style-name="T95_13">xml</text:span></text:p>
      <text:p text:style-name="P96"/>
      <text:p text:style-name="P97"><text:span text:style-name="T97_1">&lt;</text:span><text:span text:style-name="T97_2">tomcat</text:span><text:span text:style-name="T97_3">-</text:span><text:span text:style-name="T97_4">users</text:span><text:span text:style-name="T97_5">&gt;<text:line-break/><text:s text:c="4"/>&lt;</text:span><text:span text:style-name="T97_6">user</text:span><text:span text:style-name="T97_7"><text:s/></text:span><text:span text:style-name="T97_8">username</text:span><text:span text:style-name="T97_9">="</text:span><text:span text:style-name="T97_10">admin</text:span><text:span text:style-name="T97_11">"<text:s/></text:span><text:span text:style-name="T97_12">password</text:span><text:span text:style-name="T97_13">="</text:span><text:span text:style-name="T97_14">password</text:span><text:span text:style-name="T97_15">"<text:s/></text:span><text:span text:style-name="T97_16">roles</text:span><text:span text:style-name="T97_17">="</text:span><text:span text:style-name="T97_18">manager</text:span><text:span text:style-name="T97_19">-</text:span><text:span text:style-name="T97_20">gui</text:span><text:span text:style-name="T97_21">,</text:span><text:span text:style-name="T97_22">admin</text:span><text:span text:style-name="T97_23">-</text:span><text:span text:style-name="T97_24">gui</text:span><text:span text:style-name="T97_25">"/&gt;<text:line-break/>&lt;/</text:span><text:span text:style-name="T97_26">tomcat</text:span><text:span text:style-name="T97_27">-</text:span><text:span text:style-name="T97_28">users</text:span><text:span text:style-name="T97_29">&gt;</text:span></text:p>
      <text:p text:style-name="P98"/>
      <text:p text:style-name="P99"/>
      <text:p text:style-name="P100"><text:span text:style-name="T100_1">sudo</text:span><text:span text:style-name="T100_2"><text:s/></text:span><text:span text:style-name="T100_3">service</text:span><text:span text:style-name="T100_4"><text:s/></text:span><text:span text:style-name="T100_5">tomcat</text:span><text:span text:style-name="T100_6">7<text:s/></text:span><text:span text:style-name="T100_7">restart</text:span></text:p>
      <text:p text:style-name="P101"/>
      <text:p text:style-name="P102"><text:span text:style-name="T102_1">http</text:span><text:span text:style-name="T102_2">://</text:span><text:span text:style-name="T102_3">server</text:span><text:span text:style-name="T102_4">_</text:span><text:span text:style-name="T102_5">IP</text:span><text:span text:style-name="T102_6">_</text:span><text:span text:style-name="T102_7">address</text:span><text:span text:style-name="T102_8">:8080</text:span></text:p>
      <text:p text:style-name="P103"><text:span text:style-name="T103_1">sudo</text:span><text:span text:style-name="T103_2"><text:s/></text:span><text:span text:style-name="T103_3">add</text:span><text:span text:style-name="T103_4">-</text:span><text:span text:style-name="T103_5">apt</text:span><text:span text:style-name="T103_6">-</text:span><text:span text:style-name="T103_7">repository</text:span><text:span text:style-name="T103_8"><text:s/></text:span><text:span text:style-name="T103_9">ppa</text:span><text:span text:style-name="T103_10">:</text:span><text:span text:style-name="T103_11">chris</text:span><text:span text:style-name="T103_12">-</text:span><text:span text:style-name="T103_13">lea</text:span><text:span text:style-name="T103_14">/</text:span><text:span text:style-name="T103_15">redis</text:span><text:span text:style-name="T103_16">-</text:span><text:span text:style-name="T103_17">server</text:span></text:p>
      <text:p text:style-name="P104"/>
      <text:p text:style-name="P105"><text:span text:style-name="T105_1"><text:s/></text:span><text:span text:style-name="T105_2">redis</text:span><text:span text:style-name="T105_3">-</text:span><text:span text:style-name="T105_4">cli</text:span><text:span text:style-name="T105_5"><text:s/></text:span><text:span text:style-name="T105_6">ping</text:span></text:p>
      <text:p text:style-name="P106"><text:span text:style-name="T106_1">PONG</text:span></text:p>
      <text:p text:style-name="P107"/>
      <text:p text:style-name="P108"><text:span text:style-name="T108_1">/</text:span><text:span text:style-name="T108_2">etc</text:span><text:span text:style-name="T108_3">/</text:span><text:span text:style-name="T108_4">redis</text:span><text:span text:style-name="T108_5">/</text:span><text:span text:style-name="T108_6">redis</text:span><text:span text:style-name="T108_7">.</text:span><text:span text:style-name="T108_8">conf</text:span></text:p>
      <text:p text:style-name="P109"><text:span text:style-name="T109_1">chance</text:span><text:span text:style-name="T109_2"><text:s/></text:span><text:span text:style-name="T109_3">requirepass</text:span><text:span text:style-name="T109_4"><text:s/></text:span><text:span text:style-name="T109_5">foobar</text:span><text:span text:style-name="T109_6"><text:s/></text:span><text:span text:style-name="T109_7">to</text:span><text:span text:style-name="T109_8"><text:s/></text:span><text:span text:style-name="T109_9">sentilo</text:span></text:p>
      <text:p text:style-name="P110"/>
      <text:p text:style-name="P111"><text:span text:style-name="T111_1">sudo</text:span><text:span text:style-name="T111_2"><text:s/></text:span><text:span text:style-name="T111_3">service</text:span><text:span text:style-name="T111_4"><text:s/></text:span><text:span text:style-name="T111_5">redis</text:span><text:span text:style-name="T111_6">-</text:span><text:span text:style-name="T111_7">server</text:span><text:span text:style-name="T111_8"><text:s/></text:span><text:span text:style-name="T111_9">restart</text:span></text:p>
      <text:p text:style-name="P112"/>
      <text:p text:style-name="P113"/>
      <text:p text:style-name="P114"/>
      <text:p text:style-name="P115"/>
      <text:p text:style-name="P116"><text:span text:style-name="T116_1"><text:a xlink:type="simple" xlink:href="http://docs.mongodb.org/manual/tutorial/install-mongodb-on-ubuntu/"><text:span text:style-name="T116_2">http</text:span></text:a></text:span><text:span text:style-name="T116_3"><text:a xlink:type="simple" xlink:href="http://docs.mongodb.org/manual/tutorial/install-mongodb-on-ubuntu/"><text:span text:style-name="T116_4">://</text:span></text:a></text:span><text:span text:style-name="T116_5"><text:a xlink:type="simple" xlink:href="http://docs.mongodb.org/manual/tutorial/install-mongodb-on-ubuntu/"><text:span text:style-name="T116_6">docs</text:span></text:a></text:span><text:span text:style-name="T116_7"><text:a xlink:type="simple" xlink:href="http://docs.mongodb.org/manual/tutorial/install-mongodb-on-ubuntu/"><text:span text:style-name="T116_8">.</text:span></text:a></text:span><text:span text:style-name="T116_9"><text:a xlink:type="simple" xlink:href="http://docs.mongodb.org/manual/tutorial/install-mongodb-on-ubuntu/"><text:span text:style-name="T116_10">mongodb</text:span></text:a></text:span><text:span text:style-name="T116_11"><text:a xlink:type="simple" xlink:href="http://docs.mongodb.org/manual/tutorial/install-mongodb-on-ubuntu/"><text:span text:style-name="T116_12">.</text:span></text:a></text:span><text:span text:style-name="T116_13"><text:a xlink:type="simple" xlink:href="http://docs.mongodb.org/manual/tutorial/install-mongodb-on-ubuntu/"><text:span text:style-name="T116_14">org</text:span></text:a></text:span><text:span text:style-name="T116_15"><text:a xlink:type="simple" xlink:href="http://docs.mongodb.org/manual/tutorial/install-mongodb-on-ubuntu/"><text:span text:style-name="T116_16">/</text:span></text:a></text:span><text:span text:style-name="T116_17"><text:a xlink:type="simple" xlink:href="http://docs.mongodb.org/manual/tutorial/install-mongodb-on-ubuntu/"><text:span text:style-name="T116_18">manual</text:span></text:a></text:span><text:span text:style-name="T116_19"><text:a xlink:type="simple" xlink:href="http://docs.mongodb.org/manual/tutorial/install-mongodb-on-ubuntu/"><text:span text:style-name="T116_20">/</text:span></text:a></text:span><text:span text:style-name="T116_21"><text:a xlink:type="simple" xlink:href="http://docs.mongodb.org/manual/tutorial/install-mongodb-on-ubuntu/"><text:span text:style-name="T116_22">tutorial</text:span></text:a></text:span><text:span text:style-name="T116_23"><text:a xlink:type="simple" xlink:href="http://docs.mongodb.org/manual/tutorial/install-mongodb-on-ubuntu/"><text:span text:style-name="T116_24">/</text:span></text:a></text:span><text:span text:style-name="T116_25"><text:a xlink:type="simple" xlink:href="http://docs.mongodb.org/manual/tutorial/install-mongodb-on-ubuntu/"><text:span text:style-name="T116_26">install</text:span></text:a></text:span><text:span text:style-name="T116_27"><text:a xlink:type="simple" xlink:href="http://docs.mongodb.org/manual/tutorial/install-mongodb-on-ubuntu/"><text:span text:style-name="T116_28">-</text:span></text:a></text:span><text:span text:style-name="T116_29"><text:a xlink:type="simple" xlink:href="http://docs.mongodb.org/manual/tutorial/install-mongodb-on-ubuntu/"><text:span text:style-name="T116_30">mongodb</text:span></text:a></text:span><text:span text:style-name="T116_31"><text:a xlink:type="simple" xlink:href="http://docs.mongodb.org/manual/tutorial/install-mongodb-on-ubuntu/"><text:span text:style-name="T116_32">-</text:span></text:a></text:span><text:span text:style-name="T116_33"><text:a xlink:type="simple" xlink:href="http://docs.mongodb.org/manual/tutorial/install-mongodb-on-ubuntu/"><text:span text:style-name="T116_34">on</text:span></text:a></text:span><text:span text:style-name="T116_35"><text:a xlink:type="simple" xlink:href="http://docs.mongodb.org/manual/tutorial/install-mongodb-on-ubuntu/"><text:span text:style-name="T116_36">-</text:span></text:a></text:span><text:span text:style-name="T116_37"><text:a xlink:type="simple" xlink:href="http://docs.mongodb.org/manual/tutorial/install-mongodb-on-ubuntu/"><text:span text:style-name="T116_38">ubuntu</text:span></text:a></text:span><text:span text:style-name="T116_39"><text:a xlink:type="simple" xlink:href="http://docs.mongodb.org/manual/tutorial/install-mongodb-on-ubuntu/"><text:span text:style-name="T116_40">/</text:span></text:a></text:span></text:p>
      <text:p text:style-name="P117"/>
      <text:p text:style-name="P118"><text:span text:style-name="T118_1">enable</text:span><text:span text:style-name="T118_2"><text:s/></text:span><text:span text:style-name="T118_3">authendication</text:span></text:p>
      <text:p text:style-name="P119"/>
      <text:p text:style-name="P120"><text:span text:style-name="T120_1">mongo</text:span></text:p>
      <text:p text:style-name="P121"/>
      <text:p text:style-name="P122"/>
      <text:p text:style-name="P123"><text:span text:style-name="T123_1">&gt;<text:s/></text:span><text:span text:style-name="T123_2">use</text:span><text:span text:style-name="T123_3"><text:s/></text:span><text:span text:style-name="T123_4">admin</text:span></text:p>
      <text:p text:style-name="P124"><text:span text:style-name="T124_1">switched</text:span><text:span text:style-name="T124_2"><text:s/></text:span><text:span text:style-name="T124_3">to</text:span><text:span text:style-name="T124_4"><text:s/></text:span><text:span text:style-name="T124_5">db</text:span><text:span text:style-name="T124_6"><text:s/></text:span><text:span text:style-name="T124_7">admin</text:span></text:p>
      <text:p text:style-name="P125"><text:span text:style-name="T125_1">&gt;<text:s/></text:span><text:span text:style-name="T125_2">db</text:span><text:span text:style-name="T125_3">.</text:span><text:span text:style-name="T125_4">addUser</text:span><text:span text:style-name="T125_5">(<text:s/>{<text:s/></text:span><text:span text:style-name="T125_6">user</text:span><text:span text:style-name="T125_7">:"</text:span><text:span text:style-name="T125_8">sentilo</text:span><text:span text:style-name="T125_9">",<text:s/></text:span><text:span text:style-name="T125_10">pwd</text:span><text:span text:style-name="T125_11">:"</text:span><text:span text:style-name="T125_12">sentilo</text:span><text:span text:style-name="T125_13">",<text:s/></text:span><text:span text:style-name="T125_14">roles</text:span><text:span text:style-name="T125_15">:<text:s/>["</text:span><text:span text:style-name="T125_16">userAdminAnyDatabase</text:span><text:span text:style-name="T125_17">"]})</text:span></text:p>
      <text:p text:style-name="P126"><text:span text:style-name="T126_1">WARNING</text:span><text:span text:style-name="T126_2">:<text:s/></text:span><text:span text:style-name="T126_3">The</text:span><text:span text:style-name="T126_4"><text:s/>'</text:span><text:span text:style-name="T126_5">addUser</text:span><text:span text:style-name="T126_6">'<text:s/></text:span><text:span text:style-name="T126_7">shell</text:span><text:span text:style-name="T126_8"><text:s/></text:span><text:span text:style-name="T126_9">helper</text:span><text:span text:style-name="T126_10"><text:s/></text:span><text:span text:style-name="T126_11">is</text:span><text:span text:style-name="T126_12"><text:s/></text:span><text:span text:style-name="T126_13">DEPRECATED</text:span><text:span text:style-name="T126_14">.<text:s/></text:span><text:span text:style-name="T126_15">Please</text:span><text:span text:style-name="T126_16"><text:s/></text:span><text:span text:style-name="T126_17">use</text:span><text:span text:style-name="T126_18"><text:s/>'</text:span><text:span text:style-name="T126_19">createUser</text:span><text:span text:style-name="T126_20">'<text:s/></text:span><text:span text:style-name="T126_21">instead</text:span></text:p>
      <text:p text:style-name="P127"><text:span text:style-name="T127_1">Successfully</text:span><text:span text:style-name="T127_2"><text:s/></text:span><text:span text:style-name="T127_3">added</text:span><text:span text:style-name="T127_4"><text:s/></text:span><text:span text:style-name="T127_5">user</text:span><text:span text:style-name="T127_6">:<text:s/>{<text:s/>"</text:span><text:span text:style-name="T127_7">user</text:span><text:span text:style-name="T127_8">"<text:s/>:<text:s/>"</text:span><text:span text:style-name="T127_9">sentilo</text:span><text:span text:style-name="T127_10">",<text:s/>"</text:span><text:span text:style-name="T127_11">roles</text:span><text:span text:style-name="T127_12">"<text:s/>:<text:s/>[<text:s/>"</text:span><text:span text:style-name="T127_13">userAdminAnyDatabase</text:span><text:span text:style-name="T127_14">"<text:s/>]<text:s/>}</text:span></text:p>
      <text:p text:style-name="P128"/>
      <text:p text:style-name="P129"/>
      <text:p text:style-name="P130"><text:span text:style-name="T130_1">db</text:span><text:span text:style-name="T130_2">.</text:span><text:span text:style-name="T130_3">createUser</text:span><text:span text:style-name="T130_4"><text:s/>(<text:s/>{<text:s/></text:span><text:span text:style-name="T130_5">user</text:span><text:span text:style-name="T130_6">:"</text:span><text:span text:style-name="T130_7">sentilo</text:span><text:span text:style-name="T130_8">",<text:s/></text:span><text:span text:style-name="T130_9">pwd</text:span><text:span text:style-name="T130_10">:"</text:span><text:span text:style-name="T130_11">sentilo</text:span><text:span text:style-name="T130_12">",<text:s/></text:span><text:span text:style-name="T130_13">roles</text:span><text:span text:style-name="T130_14">:<text:s/>["</text:span><text:span text:style-name="T130_15">userAdminAnyDatabase</text:span><text:span text:style-name="T130_16">"]})</text:span></text:p>
      <text:p text:style-name="P131"/>
      <text:p text:style-name="P132"><text:span text:style-name="T132_1">/</text:span><text:span text:style-name="T132_2">etc</text:span><text:span text:style-name="T132_3">/</text:span><text:span text:style-name="T132_4">mongod</text:span><text:span text:style-name="T132_5">.</text:span><text:span text:style-name="T132_6">conf</text:span></text:p>
      <text:p text:style-name="P133"><text:span text:style-name="T133_1">auth</text:span><text:span text:style-name="T133_2">=</text:span><text:span text:style-name="T133_3">true</text:span></text:p>
      <text:p text:style-name="P134"/>
      <text:p text:style-name="P135"><text:span text:style-name="T135_1">service</text:span><text:span text:style-name="T135_2"><text:s/></text:span><text:span text:style-name="T135_3">mongod</text:span><text:span text:style-name="T135_4"><text:s/></text:span><text:span text:style-name="T135_5">restart</text:span></text:p>
      <text:p text:style-name="P136"/>
      <text:p text:style-name="P137"><text:span text:style-name="T137_1">root</text:span><text:span text:style-name="T137_2">@</text:span><text:span text:style-name="T137_3">oldserver</text:span><text:span text:style-name="T137_4">:/</text:span><text:span text:style-name="T137_5">opt</text:span><text:span text:style-name="T137_6">/</text:span><text:span text:style-name="T137_7">sentilo</text:span><text:span text:style-name="T137_8">/</text:span><text:span text:style-name="T137_9">scripts</text:span><text:span text:style-name="T137_10">/</text:span><text:span text:style-name="T137_11">mongodb</text:span><text:span text:style-name="T137_12">#<text:s/></text:span><text:span text:style-name="T137_13">mongo</text:span><text:span text:style-name="T137_14"><text:s/>-</text:span><text:span text:style-name="T137_15">u</text:span><text:span text:style-name="T137_16"><text:s/></text:span><text:span text:style-name="T137_17">sentilo</text:span><text:span text:style-name="T137_18"><text:s/>-</text:span><text:span text:style-name="T137_19">p</text:span><text:span text:style-name="T137_20"><text:s/></text:span><text:span text:style-name="T137_21">sentilo</text:span><text:span text:style-name="T137_22"><text:s/></text:span><text:span text:style-name="T137_23">sentilo</text:span><text:span text:style-name="T137_24"><text:s/></text:span><text:span text:style-name="T137_25">init</text:span><text:span text:style-name="T137_26">_</text:span><text:span text:style-name="T137_27">data</text:span><text:span text:style-name="T137_28">.</text:span><text:span text:style-name="T137_29">js</text:span><text:span text:style-name="T137_30"><text:s text:c="2"/>--</text:span><text:span text:style-name="T137_31">authenticationDatabase</text:span><text:span text:style-name="T137_32"><text:s/></text:span><text:span text:style-name="T137_33">admin</text:span></text:p>
      <text:p text:style-name="P138"><text:span text:style-name="T138_1">MongoDB</text:span><text:span text:style-name="T138_2"><text:s/></text:span><text:span text:style-name="T138_3">shell</text:span><text:span text:style-name="T138_4"><text:s/></text:span><text:span text:style-name="T138_5">version</text:span><text:span text:style-name="T138_6">:<text:s/>2.6.11</text:span></text:p>
      <text:p text:style-name="P139"><text:span text:style-name="T139_1">connecting</text:span><text:span text:style-name="T139_2"><text:s/></text:span><text:span text:style-name="T139_3">to</text:span><text:span text:style-name="T139_4">:<text:s/></text:span><text:span text:style-name="T139_5">sentilo</text:span></text:p>
      <text:p text:style-name="P140"><text:span text:style-name="T140_1">Load</text:span><text:span text:style-name="T140_2"><text:s/></text:span><text:span text:style-name="T140_3">applications</text:span></text:p>
      <text:p text:style-name="P141"><text:span text:style-name="T141_1">Load</text:span><text:span text:style-name="T141_2"><text:s/></text:span><text:span text:style-name="T141_3">users</text:span></text:p>
      <text:p text:style-name="P142"><text:span text:style-name="T142_1">Load</text:span><text:span text:style-name="T142_2"><text:s/></text:span><text:span text:style-name="T142_3">permissions</text:span></text:p>
      <text:p text:style-name="P143"/>
      <text:p text:style-name="P144"><text:span text:style-name="T144_1">cp</text:span><text:span text:style-name="T144_2"><text:s/></text:span><text:span text:style-name="T144_3">sentilo</text:span><text:span text:style-name="T144_4">-</text:span><text:span text:style-name="T144_5">catalog</text:span><text:span text:style-name="T144_6">-</text:span><text:span text:style-name="T144_7">web</text:span><text:span text:style-name="T144_8">.</text:span><text:span text:style-name="T144_9">war</text:span><text:span text:style-name="T144_10"><text:s/>/</text:span><text:span text:style-name="T144_11">usr</text:span><text:span text:style-name="T144_12">/</text:span><text:span text:style-name="T144_13">share</text:span><text:span text:style-name="T144_14">/</text:span><text:span text:style-name="T144_15">tomcat</text:span><text:span text:style-name="T144_16">7-</text:span><text:span text:style-name="T144_17">root</text:span><text:span text:style-name="T144_18">/</text:span></text:p>
      <text:p text:style-name="P145"/>
      <text:p text:style-name="P146"/>
      <text:p text:style-name="P147"><text:span text:style-name="T147_1">sentilo</text:span><text:span text:style-name="T147_2">-</text:span><text:span text:style-name="T147_3">platform</text:span><text:span text:style-name="T147_4">/</text:span><text:span text:style-name="T147_5">sentilo</text:span><text:span text:style-name="T147_6">-</text:span><text:span text:style-name="T147_7">platform</text:span><text:span text:style-name="T147_8">-</text:span><text:span text:style-name="T147_9">server</text:span></text:p>
      <text:p text:style-name="P148"><text:span text:style-name="T148_1">mvn</text:span><text:span text:style-name="T148_2"><text:s/></text:span><text:span text:style-name="T148_3">package</text:span><text:span text:style-name="T148_4"><text:s/></text:span><text:span text:style-name="T148_5">appassembler</text:span><text:span text:style-name="T148_6">:</text:span><text:span text:style-name="T148_7">assemble</text:span><text:span text:style-name="T148_8"><text:s/>-</text:span><text:span text:style-name="T148_9">P</text:span><text:span text:style-name="T148_10"><text:s/></text:span><text:span text:style-name="T148_11">dev</text:span></text:p>
      <text:p text:style-name="P149"/>
      <text:p text:style-name="P150"><text:span text:style-name="T150_1">chmod</text:span><text:span text:style-name="T150_2"><text:s/>+</text:span><text:span text:style-name="T150_3">x</text:span></text:p>
      <text:p text:style-name="P151"/>
      <text:p text:style-name="P152"/>
      <text:p text:style-name="P153"/>
      <text:p text:style-name="P154"><text:span text:style-name="T154_1"><text:a xlink:type="simple" xlink:href="https://github.com/sentilo/sentilo/issues/33"><text:span text:style-name="T154_2">https</text:span></text:a></text:span><text:span text:style-name="T154_3"><text:a xlink:type="simple" xlink:href="https://github.com/sentilo/sentilo/issues/33"><text:span text:style-name="T154_4">://</text:span></text:a></text:span><text:span text:style-name="T154_5"><text:a xlink:type="simple" xlink:href="https://github.com/sentilo/sentilo/issues/33"><text:span text:style-name="T154_6">github</text:span></text:a></text:span><text:span text:style-name="T154_7"><text:a xlink:type="simple" xlink:href="https://github.com/sentilo/sentilo/issues/33"><text:span text:style-name="T154_8">.</text:span></text:a></text:span><text:span text:style-name="T154_9"><text:a xlink:type="simple" xlink:href="https://github.com/sentilo/sentilo/issues/33"><text:span text:style-name="T154_10">com</text:span></text:a></text:span><text:span text:style-name="T154_11"><text:a xlink:type="simple" xlink:href="https://github.com/sentilo/sentilo/issues/33"><text:span text:style-name="T154_12">/</text:span></text:a></text:span><text:span text:style-name="T154_13"><text:a xlink:type="simple" xlink:href="https://github.com/sentilo/sentilo/issues/33"><text:span text:style-name="T154_14">sentilo</text:span></text:a></text:span><text:span text:style-name="T154_15"><text:a xlink:type="simple" xlink:href="https://github.com/sentilo/sentilo/issues/33"><text:span text:style-name="T154_16">/</text:span></text:a></text:span><text:span text:style-name="T154_17"><text:a xlink:type="simple" xlink:href="https://github.com/sentilo/sentilo/issues/33"><text:span text:style-name="T154_18">sentilo</text:span></text:a></text:span><text:span text:style-name="T154_19"><text:a xlink:type="simple" xlink:href="https://github.com/sentilo/sentilo/issues/33"><text:span text:style-name="T154_20">/</text:span></text:a></text:span><text:span text:style-name="T154_21"><text:a xlink:type="simple" xlink:href="https://github.com/sentilo/sentilo/issues/33"><text:span text:style-name="T154_22">issues</text:span></text:a></text:span><text:span text:style-name="T154_23"><text:a xlink:type="simple" xlink:href="https://github.com/sentilo/sentilo/issues/33"><text:span text:style-name="T154_24">/33</text:span></text:a></text:span></text:p>
      <text:p text:style-name="P155"><text:span text:style-name="T155_1">apparently</text:span><text:span text:style-name="T155_2">,<text:s/></text:span><text:span text:style-name="T155_3">it</text:span><text:span text:style-name="T155_4"><text:s/></text:span><text:span text:style-name="T155_5">will</text:span><text:span text:style-name="T155_6"><text:s/></text:span><text:span text:style-name="T155_7">not</text:span><text:span text:style-name="T155_8"><text:s/></text:span><text:span text:style-name="T155_9">work</text:span><text:span text:style-name="T155_10"><text:s/></text:span><text:span text:style-name="T155_11">with</text:span><text:span text:style-name="T155_12"><text:s/></text:span><text:span text:style-name="T155_13">mongo</text:span><text:span text:style-name="T155_14"><text:s/>3!</text:span></text:p>
      <text:p text:style-name="P156"><text:span text:style-name="T156_1">so</text:span><text:span text:style-name="T156_2"><text:s/></text:span><text:span text:style-name="T156_3">remember</text:span><text:span text:style-name="T156_4"><text:s/></text:span><text:span text:style-name="T156_5">to</text:span><text:span text:style-name="T156_6"><text:s/></text:span><text:span text:style-name="T156_7">install</text:span><text:span text:style-name="T156_8"><text:s/></text:span><text:span text:style-name="T156_9">versions</text:span><text:span text:style-name="T156_10"><text:s/>2.2<text:s/></text:span><text:span text:style-name="T156_11">or</text:span><text:span text:style-name="T156_12"><text:s/>2.4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54cm" fo:padding-bottom="0cm" fo:margin-bottom="1.54cm" fo:padding-left="0cm" fo:margin-left="1.54cm" fo:padding-right="0cm" fo:margin-right="1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